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70000017250C12FB6.png" manifest:media-type="image/png"/>
  <manifest:file-entry manifest:full-path="Pictures/100000000000001300000171AB8439E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 loext:decorative="false"/>
    </style:style>
    <style:style style:name="gr6" style:family="graphic" style:parent-style-name="standard">
      <style:graphic-properties draw:stroke="none" draw:fill="solid" draw:fill-color="#f2f2f2" draw:opacity="50%" loext:decorative="false"/>
    </style:style>
    <style:style style:name="gr7" style:family="graphic" style:parent-style-name="standard">
      <style:graphic-properties draw:stroke="solid" svg:stroke-width="0.035cm" svg:stroke-color="#f2f2f2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none" draw:fill="solid" draw:fill-color="#e5e5e5" draw:opacity="50%" loext:decorative="false"/>
    </style:style>
    <style:style style:name="gr9" style:family="graphic" style:parent-style-name="standard">
      <style:graphic-properties draw:stroke="solid" svg:stroke-width="0.035cm" svg:stroke-color="#e5e5e5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10" style:family="graphic" style:parent-style-name="standard">
      <style:graphic-properties draw:stroke="none" draw:fill="solid" draw:fill-color="#ececec" draw:opacity="50%" loext:decorative="false"/>
    </style:style>
    <style:style style:name="gr11" style:family="graphic" style:parent-style-name="standard">
      <style:graphic-properties draw:stroke="solid" svg:stroke-width="0.035cm" svg:stroke-color="#ececec" svg:stroke-opacity="50%" draw:stroke-linejoin="miter" svg:stroke-linecap="butt" draw:fill="none" fo:padding-top="0.017cm" fo:padding-bottom="0.017cm" fo:padding-left="0.017cm" fo:padding-right="0.017cm" loext:decorative="false"/>
    </style:style>
    <style:style style:name="gr12" style:family="graphic" style:parent-style-name="standard">
      <style:graphic-properties draw:stroke="solid" svg:stroke-width="0.028cm" svg:stroke-color="#b0b0b0" draw:stroke-linejoin="round" svg:stroke-linecap="butt" draw:fill="non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draw:stroke="solid" svg:stroke-width="0.028cm" svg:stroke-color="#000000" draw:stroke-linejoin="round" svg:stroke-linecap="square" draw:fill="non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0.38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0.3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1.0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1.02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0.72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5cm" fo:min-width="0.72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481f70" loext:decorative="false"/>
    </style:style>
    <style:style style:name="gr21" style:family="graphic" style:parent-style-name="standard">
      <style:graphic-properties draw:stroke="none" draw:fill="solid" draw:fill-color="#482374" loext:decorative="false"/>
    </style:style>
    <style:style style:name="gr22" style:family="graphic" style:parent-style-name="standard">
      <style:graphic-properties draw:stroke="none" draw:fill="solid" draw:fill-color="#482576" loext:decorative="false"/>
    </style:style>
    <style:style style:name="gr23" style:family="graphic" style:parent-style-name="standard">
      <style:graphic-properties draw:stroke="none" draw:fill="solid" draw:fill-color="#482677" loext:decorative="false"/>
    </style:style>
    <style:style style:name="gr24" style:family="graphic" style:parent-style-name="standard">
      <style:graphic-properties draw:stroke="none" draw:fill="solid" draw:fill-color="#482979" loext:decorative="false"/>
    </style:style>
    <style:style style:name="gr25" style:family="graphic" style:parent-style-name="standard">
      <style:graphic-properties draw:stroke="none" draw:fill="solid" draw:fill-color="#472c7a" loext:decorative="false"/>
    </style:style>
    <style:style style:name="gr26" style:family="graphic" style:parent-style-name="standard">
      <style:graphic-properties draw:stroke="none" draw:fill="solid" draw:fill-color="#472d7b" loext:decorative="false"/>
    </style:style>
    <style:style style:name="gr27" style:family="graphic" style:parent-style-name="standard">
      <style:graphic-properties draw:stroke="none" draw:fill="solid" draw:fill-color="#472f7d" loext:decorative="false"/>
    </style:style>
    <style:style style:name="gr28" style:family="graphic" style:parent-style-name="standard">
      <style:graphic-properties draw:stroke="none" draw:fill="solid" draw:fill-color="#46307e" loext:decorative="false"/>
    </style:style>
    <style:style style:name="gr29" style:family="graphic" style:parent-style-name="standard">
      <style:graphic-properties draw:stroke="none" draw:fill="solid" draw:fill-color="#46337f" loext:decorative="false"/>
    </style:style>
    <style:style style:name="gr30" style:family="graphic" style:parent-style-name="standard">
      <style:graphic-properties draw:stroke="none" draw:fill="solid" draw:fill-color="#463480" loext:decorative="false"/>
    </style:style>
    <style:style style:name="gr31" style:family="graphic" style:parent-style-name="standard">
      <style:graphic-properties draw:stroke="none" draw:fill="solid" draw:fill-color="#46327e" loext:decorative="false"/>
    </style:style>
    <style:style style:name="gr32" style:family="graphic" style:parent-style-name="standard">
      <style:graphic-properties draw:stroke="none" draw:fill="solid" draw:fill-color="#424086" loext:decorative="false"/>
    </style:style>
    <style:style style:name="gr33" style:family="graphic" style:parent-style-name="standard">
      <style:graphic-properties draw:stroke="none" draw:fill="solid" draw:fill-color="#433d84" loext:decorative="false"/>
    </style:style>
    <style:style style:name="gr34" style:family="graphic" style:parent-style-name="standard">
      <style:graphic-properties draw:stroke="none" draw:fill="solid" draw:fill-color="#443a83" loext:decorative="false"/>
    </style:style>
    <style:style style:name="gr35" style:family="graphic" style:parent-style-name="standard">
      <style:graphic-properties draw:stroke="none" draw:fill="solid" draw:fill-color="#453882" loext:decorative="false"/>
    </style:style>
    <style:style style:name="gr36" style:family="graphic" style:parent-style-name="standard">
      <style:graphic-properties draw:stroke="none" draw:fill="solid" draw:fill-color="#453581" loext:decorative="false"/>
    </style:style>
    <style:style style:name="gr37" style:family="graphic" style:parent-style-name="standard">
      <style:graphic-properties draw:stroke="none" draw:fill="solid" draw:fill-color="#3c4f8a" loext:decorative="false"/>
    </style:style>
    <style:style style:name="gr38" style:family="graphic" style:parent-style-name="standard">
      <style:graphic-properties draw:stroke="none" draw:fill="solid" draw:fill-color="#3e4c8a" loext:decorative="false"/>
    </style:style>
    <style:style style:name="gr39" style:family="graphic" style:parent-style-name="standard">
      <style:graphic-properties draw:stroke="none" draw:fill="solid" draw:fill-color="#3f4788" loext:decorative="false"/>
    </style:style>
    <style:style style:name="gr40" style:family="graphic" style:parent-style-name="standard">
      <style:graphic-properties draw:stroke="none" draw:fill="solid" draw:fill-color="#443b84" loext:decorative="false"/>
    </style:style>
    <style:style style:name="gr41" style:family="graphic" style:parent-style-name="standard">
      <style:graphic-properties draw:stroke="none" draw:fill="solid" draw:fill-color="#414287" loext:decorative="false"/>
    </style:style>
    <style:style style:name="gr42" style:family="graphic" style:parent-style-name="standard">
      <style:graphic-properties draw:stroke="none" draw:fill="solid" draw:fill-color="#3d4e8a" loext:decorative="false"/>
    </style:style>
    <style:style style:name="gr43" style:family="graphic" style:parent-style-name="standard">
      <style:graphic-properties draw:stroke="none" draw:fill="solid" draw:fill-color="#365d8d" loext:decorative="false"/>
    </style:style>
    <style:style style:name="gr44" style:family="graphic" style:parent-style-name="standard">
      <style:graphic-properties draw:stroke="none" draw:fill="solid" draw:fill-color="#38588c" loext:decorative="false"/>
    </style:style>
    <style:style style:name="gr45" style:family="graphic" style:parent-style-name="standard">
      <style:graphic-properties draw:stroke="none" draw:fill="solid" draw:fill-color="#365c8d" loext:decorative="false"/>
    </style:style>
    <style:style style:name="gr46" style:family="graphic" style:parent-style-name="standard">
      <style:graphic-properties draw:stroke="none" draw:fill="solid" draw:fill-color="#3b518b" loext:decorative="false"/>
    </style:style>
    <style:style style:name="gr47" style:family="graphic" style:parent-style-name="standard">
      <style:graphic-properties draw:stroke="none" draw:fill="solid" draw:fill-color="#440154" loext:decorative="false"/>
    </style:style>
    <style:style style:name="gr48" style:family="graphic" style:parent-style-name="standard">
      <style:graphic-properties draw:stroke="none" draw:fill="solid" draw:fill-color="#31688e" loext:decorative="false"/>
    </style:style>
    <style:style style:name="gr49" style:family="graphic" style:parent-style-name="standard">
      <style:graphic-properties draw:stroke="none" draw:fill="solid" draw:fill-color="#34618d" loext:decorative="false"/>
    </style:style>
    <style:style style:name="gr50" style:family="graphic" style:parent-style-name="standard">
      <style:graphic-properties draw:stroke="none" draw:fill="solid" draw:fill-color="#424186" loext:decorative="false"/>
    </style:style>
    <style:style style:name="gr51" style:family="graphic" style:parent-style-name="standard">
      <style:graphic-properties draw:stroke="none" draw:fill="solid" draw:fill-color="#2e6e8e" loext:decorative="false"/>
    </style:style>
    <style:style style:name="gr52" style:family="graphic" style:parent-style-name="standard">
      <style:graphic-properties draw:stroke="none" draw:fill="solid" draw:fill-color="#2f6c8e" loext:decorative="false"/>
    </style:style>
    <style:style style:name="gr53" style:family="graphic" style:parent-style-name="standard">
      <style:graphic-properties draw:stroke="none" draw:fill="solid" draw:fill-color="#2f6b8e" loext:decorative="false"/>
    </style:style>
    <style:style style:name="gr54" style:family="graphic" style:parent-style-name="standard">
      <style:graphic-properties draw:stroke="none" draw:fill="solid" draw:fill-color="#472a7a" loext:decorative="false"/>
    </style:style>
    <style:style style:name="gr55" style:family="graphic" style:parent-style-name="standard">
      <style:graphic-properties draw:stroke="none" draw:fill="solid" draw:fill-color="#32658e" loext:decorative="false"/>
    </style:style>
    <style:style style:name="gr56" style:family="graphic" style:parent-style-name="standard">
      <style:graphic-properties draw:stroke="none" draw:fill="solid" draw:fill-color="#3c508b" loext:decorative="false"/>
    </style:style>
    <style:style style:name="gr57" style:family="graphic" style:parent-style-name="standard">
      <style:graphic-properties draw:stroke="none" draw:fill="solid" draw:fill-color="#482071" loext:decorative="false"/>
    </style:style>
    <style:style style:name="gr58" style:family="graphic" style:parent-style-name="standard">
      <style:graphic-properties draw:stroke="none" draw:fill="solid" draw:fill-color="#482475" loext:decorative="false"/>
    </style:style>
    <style:style style:name="gr59" style:family="graphic" style:parent-style-name="standard">
      <style:graphic-properties draw:stroke="none" draw:fill="solid" draw:fill-color="#2a788e" loext:decorative="false"/>
    </style:style>
    <style:style style:name="gr60" style:family="graphic" style:parent-style-name="standard">
      <style:graphic-properties draw:stroke="none" draw:fill="solid" draw:fill-color="#26818e" loext:decorative="false"/>
    </style:style>
    <style:style style:name="gr61" style:family="graphic" style:parent-style-name="standard">
      <style:graphic-properties draw:stroke="none" draw:fill="solid" draw:fill-color="#453781" loext:decorative="false"/>
    </style:style>
    <style:style style:name="gr62" style:family="graphic" style:parent-style-name="standard">
      <style:graphic-properties draw:stroke="none" draw:fill="solid" draw:fill-color="#26828e" loext:decorative="false"/>
    </style:style>
    <style:style style:name="gr63" style:family="graphic" style:parent-style-name="standard">
      <style:graphic-properties draw:stroke="none" draw:fill="solid" draw:fill-color="#287d8e" loext:decorative="false"/>
    </style:style>
    <style:style style:name="gr64" style:family="graphic" style:parent-style-name="standard">
      <style:graphic-properties draw:stroke="none" draw:fill="solid" draw:fill-color="#423f85" loext:decorative="false"/>
    </style:style>
    <style:style style:name="gr65" style:family="graphic" style:parent-style-name="standard">
      <style:graphic-properties draw:stroke="none" draw:fill="solid" draw:fill-color="#32648e" loext:decorative="false"/>
    </style:style>
    <style:style style:name="gr66" style:family="graphic" style:parent-style-name="standard">
      <style:graphic-properties draw:stroke="none" draw:fill="solid" draw:fill-color="#218f8d" loext:decorative="false"/>
    </style:style>
    <style:style style:name="gr67" style:family="graphic" style:parent-style-name="standard">
      <style:graphic-properties draw:stroke="none" draw:fill="solid" draw:fill-color="#1f948c" loext:decorative="false"/>
    </style:style>
    <style:style style:name="gr68" style:family="graphic" style:parent-style-name="standard">
      <style:graphic-properties draw:stroke="none" draw:fill="solid" draw:fill-color="#297a8e" loext:decorative="false"/>
    </style:style>
    <style:style style:name="gr69" style:family="graphic" style:parent-style-name="standard">
      <style:graphic-properties draw:stroke="none" draw:fill="solid" draw:fill-color="#3e4a89" loext:decorative="false"/>
    </style:style>
    <style:style style:name="gr70" style:family="graphic" style:parent-style-name="standard">
      <style:graphic-properties draw:stroke="none" draw:fill="solid" draw:fill-color="#218e8d" loext:decorative="false"/>
    </style:style>
    <style:style style:name="gr71" style:family="graphic" style:parent-style-name="standard">
      <style:graphic-properties draw:stroke="none" draw:fill="solid" draw:fill-color="#1f9f88" loext:decorative="false"/>
    </style:style>
    <style:style style:name="gr72" style:family="graphic" style:parent-style-name="standard">
      <style:graphic-properties draw:stroke="none" draw:fill="solid" draw:fill-color="#3d4d8a" loext:decorative="false"/>
    </style:style>
    <style:style style:name="gr73" style:family="graphic" style:parent-style-name="standard">
      <style:graphic-properties draw:stroke="none" draw:fill="solid" draw:fill-color="#414487" loext:decorative="false"/>
    </style:style>
    <style:style style:name="gr74" style:family="graphic" style:parent-style-name="standard">
      <style:graphic-properties draw:stroke="none" draw:fill="solid" draw:fill-color="#1e9b8a" loext:decorative="false"/>
    </style:style>
    <style:style style:name="gr75" style:family="graphic" style:parent-style-name="standard">
      <style:graphic-properties draw:stroke="none" draw:fill="solid" draw:fill-color="#443983" loext:decorative="false"/>
    </style:style>
    <style:style style:name="gr76" style:family="graphic" style:parent-style-name="standard">
      <style:graphic-properties draw:stroke="none" draw:fill="solid" draw:fill-color="#34608d" loext:decorative="false"/>
    </style:style>
    <style:style style:name="gr77" style:family="graphic" style:parent-style-name="standard">
      <style:graphic-properties draw:stroke="none" draw:fill="solid" draw:fill-color="#1f978b" loext:decorative="false"/>
    </style:style>
    <style:style style:name="gr78" style:family="graphic" style:parent-style-name="standard">
      <style:graphic-properties draw:stroke="none" draw:fill="solid" draw:fill-color="#277e8e" loext:decorative="false"/>
    </style:style>
    <style:style style:name="gr79" style:family="graphic" style:parent-style-name="standard">
      <style:graphic-properties draw:stroke="none" draw:fill="solid" draw:fill-color="#3bbb75" loext:decorative="false"/>
    </style:style>
    <style:style style:name="gr80" style:family="graphic" style:parent-style-name="standard">
      <style:graphic-properties draw:stroke="none" draw:fill="solid" draw:fill-color="#37b878" loext:decorative="false"/>
    </style:style>
    <style:style style:name="gr81" style:family="graphic" style:parent-style-name="standard">
      <style:graphic-properties draw:stroke="none" draw:fill="solid" draw:fill-color="#3b528b" loext:decorative="false"/>
    </style:style>
    <style:style style:name="gr82" style:family="graphic" style:parent-style-name="standard">
      <style:graphic-properties draw:stroke="none" draw:fill="solid" draw:fill-color="#3a538b" loext:decorative="false"/>
    </style:style>
    <style:style style:name="gr83" style:family="graphic" style:parent-style-name="standard">
      <style:graphic-properties draw:stroke="none" draw:fill="solid" draw:fill-color="#28ae80" loext:decorative="false"/>
    </style:style>
    <style:style style:name="gr84" style:family="graphic" style:parent-style-name="standard">
      <style:graphic-properties draw:stroke="none" draw:fill="solid" draw:fill-color="#46c06f" loext:decorative="false"/>
    </style:style>
    <style:style style:name="gr85" style:family="graphic" style:parent-style-name="standard">
      <style:graphic-properties draw:stroke="none" draw:fill="solid" draw:fill-color="#433e85" loext:decorative="false"/>
    </style:style>
    <style:style style:name="gr86" style:family="graphic" style:parent-style-name="standard">
      <style:graphic-properties draw:stroke="none" draw:fill="solid" draw:fill-color="#2a768e" loext:decorative="false"/>
    </style:style>
    <style:style style:name="gr87" style:family="graphic" style:parent-style-name="standard">
      <style:graphic-properties draw:stroke="none" draw:fill="solid" draw:fill-color="#5ec962" loext:decorative="false"/>
    </style:style>
    <style:style style:name="gr88" style:family="graphic" style:parent-style-name="standard">
      <style:graphic-properties draw:stroke="none" draw:fill="solid" draw:fill-color="#31678e" loext:decorative="false"/>
    </style:style>
    <style:style style:name="gr89" style:family="graphic" style:parent-style-name="standard">
      <style:graphic-properties draw:stroke="none" draw:fill="solid" draw:fill-color="#1e9c89" loext:decorative="false"/>
    </style:style>
    <style:style style:name="gr90" style:family="graphic" style:parent-style-name="standard">
      <style:graphic-properties draw:stroke="none" draw:fill="solid" draw:fill-color="#3dbc74" loext:decorative="false"/>
    </style:style>
    <style:style style:name="gr91" style:family="graphic" style:parent-style-name="standard">
      <style:graphic-properties draw:stroke="none" draw:fill="solid" draw:fill-color="#39568c" loext:decorative="false"/>
    </style:style>
    <style:style style:name="gr92" style:family="graphic" style:parent-style-name="standard">
      <style:graphic-properties draw:stroke="none" draw:fill="solid" draw:fill-color="#95d840" loext:decorative="false"/>
    </style:style>
    <style:style style:name="gr93" style:family="graphic" style:parent-style-name="standard">
      <style:graphic-properties draw:stroke="none" draw:fill="solid" draw:fill-color="#1f9e89" loext:decorative="false"/>
    </style:style>
    <style:style style:name="gr94" style:family="graphic" style:parent-style-name="standard">
      <style:graphic-properties draw:stroke="none" draw:fill="solid" draw:fill-color="#38b977" loext:decorative="false"/>
    </style:style>
    <style:style style:name="gr95" style:family="graphic" style:parent-style-name="standard">
      <style:graphic-properties draw:stroke="none" draw:fill="solid" draw:fill-color="#20938c" loext:decorative="false"/>
    </style:style>
    <style:style style:name="gr96" style:family="graphic" style:parent-style-name="standard">
      <style:graphic-properties draw:stroke="none" draw:fill="solid" draw:fill-color="#30698e" loext:decorative="false"/>
    </style:style>
    <style:style style:name="gr97" style:family="graphic" style:parent-style-name="standard">
      <style:graphic-properties draw:stroke="none" draw:fill="solid" draw:fill-color="#b0dd2f" loext:decorative="false"/>
    </style:style>
    <style:style style:name="gr98" style:family="graphic" style:parent-style-name="standard">
      <style:graphic-properties draw:stroke="none" draw:fill="solid" draw:fill-color="#38598c" loext:decorative="false"/>
    </style:style>
    <style:style style:name="gr99" style:family="graphic" style:parent-style-name="standard">
      <style:graphic-properties draw:stroke="none" draw:fill="solid" draw:fill-color="#3fbc73" loext:decorative="false"/>
    </style:style>
    <style:style style:name="gr100" style:family="graphic" style:parent-style-name="standard">
      <style:graphic-properties draw:stroke="none" draw:fill="solid" draw:fill-color="#2db27d" loext:decorative="false"/>
    </style:style>
    <style:style style:name="gr101" style:family="graphic" style:parent-style-name="standard">
      <style:graphic-properties draw:stroke="none" draw:fill="solid" draw:fill-color="#98d83e" loext:decorative="false"/>
    </style:style>
    <style:style style:name="gr102" style:family="graphic" style:parent-style-name="standard">
      <style:graphic-properties draw:stroke="none" draw:fill="solid" draw:fill-color="#8bd646" loext:decorative="false"/>
    </style:style>
    <style:style style:name="gr103" style:family="graphic" style:parent-style-name="standard">
      <style:graphic-properties draw:stroke="none" draw:fill="solid" draw:fill-color="#e7e419" loext:decorative="false"/>
    </style:style>
    <style:style style:name="gr104" style:family="graphic" style:parent-style-name="standard">
      <style:graphic-properties draw:stroke="none" draw:fill="solid" draw:fill-color="#33628d" loext:decorative="false"/>
    </style:style>
    <style:style style:name="gr105" style:family="graphic" style:parent-style-name="standard">
      <style:graphic-properties draw:stroke="none" draw:fill="solid" draw:fill-color="#77d153" loext:decorative="false"/>
    </style:style>
    <style:style style:name="gr106" style:family="graphic" style:parent-style-name="standard">
      <style:graphic-properties draw:stroke="none" draw:fill="solid" draw:fill-color="#23a983" loext:decorative="false"/>
    </style:style>
    <style:style style:name="gr107" style:family="graphic" style:parent-style-name="standard">
      <style:graphic-properties draw:stroke="none" draw:fill="solid" draw:fill-color="#73d056" loext:decorative="false"/>
    </style:style>
    <style:style style:name="gr108" style:family="graphic" style:parent-style-name="standard">
      <style:graphic-properties draw:stroke="none" draw:fill="solid" draw:fill-color="#48c16e" loext:decorative="false"/>
    </style:style>
    <style:style style:name="gr109" style:family="graphic" style:parent-style-name="standard">
      <style:graphic-properties draw:stroke="none" draw:fill="solid" draw:fill-color="#482173" loext:decorative="false"/>
    </style:style>
    <style:style style:name="gr110" style:family="graphic" style:parent-style-name="standard">
      <style:graphic-properties draw:stroke="none" draw:fill="solid" draw:fill-color="#34b679" loext:decorative="false"/>
    </style:style>
    <style:style style:name="gr111" style:family="graphic" style:parent-style-name="standard">
      <style:graphic-properties draw:stroke="none" draw:fill="solid" draw:fill-color="#b8de29" loext:decorative="false"/>
    </style:style>
    <style:style style:name="gr112" style:family="graphic" style:parent-style-name="standard">
      <style:graphic-properties draw:stroke="none" draw:fill="solid" draw:fill-color="#fde725" loext:decorative="false"/>
    </style:style>
    <style:style style:name="gr113" style:family="graphic" style:parent-style-name="standard">
      <style:graphic-properties draw:stroke="none" draw:fill="solid" draw:fill-color="#84d44b" loext:decorative="false"/>
    </style:style>
    <style:style style:name="gr114" style:family="graphic" style:parent-style-name="standard">
      <style:graphic-properties draw:stroke="none" draw:fill="solid" draw:fill-color="#89d548" loext:decorative="false"/>
    </style:style>
    <style:style style:name="gr115" style:family="graphic" style:parent-style-name="standard">
      <style:graphic-properties draw:stroke="none" draw:fill="solid" draw:fill-color="#44bf70" loext:decorative="false"/>
    </style:style>
    <style:style style:name="gr116" style:family="graphic" style:parent-style-name="standard">
      <style:graphic-properties draw:stroke="none" draw:fill="solid" draw:fill-color="#228d8d" loext:decorative="false"/>
    </style:style>
    <style:style style:name="gr117" style:family="graphic" style:parent-style-name="standard">
      <style:graphic-properties draw:stroke="none" draw:fill="solid" draw:fill-color="#228c8d" loext:decorative="false"/>
    </style:style>
    <style:style style:name="gr118" style:family="graphic" style:parent-style-name="standard">
      <style:graphic-properties draw:stroke="none" draw:fill="solid" draw:fill-color="#b2dd2d" loext:decorative="false"/>
    </style:style>
    <style:style style:name="gr119" style:family="graphic" style:parent-style-name="standard">
      <style:graphic-properties draw:stroke="none" draw:fill="solid" draw:fill-color="#3aba76" loext:decorative="false"/>
    </style:style>
    <style:style style:name="gr120" style:family="graphic" style:parent-style-name="standard">
      <style:graphic-properties draw:stroke="none" draw:fill="solid" draw:fill-color="#addc30" loext:decorative="false"/>
    </style:style>
    <style:style style:name="gr121" style:family="graphic" style:parent-style-name="standard">
      <style:graphic-properties draw:stroke="none" draw:fill="solid" draw:fill-color="#93d741" loext:decorative="false"/>
    </style:style>
    <style:style style:name="gr122" style:family="graphic" style:parent-style-name="standard">
      <style:graphic-properties draw:stroke="none" draw:fill="solid" draw:fill-color="#29af7f" loext:decorative="false"/>
    </style:style>
    <style:style style:name="gr123" style:family="graphic" style:parent-style-name="standard">
      <style:graphic-properties draw:stroke="none" draw:fill="solid" draw:fill-color="#9dd93b" loext:decorative="false"/>
    </style:style>
    <style:style style:name="gr124" style:family="graphic" style:parent-style-name="standard">
      <style:graphic-properties draw:stroke="none" draw:fill="solid" draw:fill-color="#5cc863" loext:decorative="false"/>
    </style:style>
    <style:style style:name="gr125" style:family="graphic" style:parent-style-name="standard">
      <style:graphic-properties draw:stroke="none" draw:fill="solid" draw:fill-color="#fbe723" loext:decorative="false"/>
    </style:style>
    <style:style style:name="gr126" style:family="graphic" style:parent-style-name="standard">
      <style:graphic-properties draw:stroke="none" draw:fill="solid" draw:fill-color="#9bd93c" loext:decorative="false"/>
    </style:style>
    <style:style style:name="gr127" style:family="graphic" style:parent-style-name="standard">
      <style:graphic-properties draw:stroke="none" draw:fill="solid" draw:fill-color="#e5e419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solid" draw:fill-color="#f2f2f2" draw:opacity="50%"/>
    </style:style>
    <style:style style:name="P6" style:family="paragraph">
      <loext:graphic-properties draw:fill="solid" draw:fill-color="#e5e5e5" draw:opacity="50%"/>
    </style:style>
    <style:style style:name="P7" style:family="paragraph">
      <loext:graphic-properties draw:fill="solid" draw:fill-color="#ececec" draw:opacity="50%"/>
    </style:style>
    <style:style style:name="P8" style:family="paragraph">
      <loext:graphic-properties draw:fill="solid" draw:fill-color="#481f70"/>
    </style:style>
    <style:style style:name="P9" style:family="paragraph">
      <loext:graphic-properties draw:fill="solid" draw:fill-color="#482374"/>
    </style:style>
    <style:style style:name="P10" style:family="paragraph">
      <loext:graphic-properties draw:fill="solid" draw:fill-color="#482576"/>
    </style:style>
    <style:style style:name="P11" style:family="paragraph">
      <loext:graphic-properties draw:fill="solid" draw:fill-color="#482677"/>
    </style:style>
    <style:style style:name="P12" style:family="paragraph">
      <loext:graphic-properties draw:fill="solid" draw:fill-color="#482979"/>
    </style:style>
    <style:style style:name="P13" style:family="paragraph">
      <loext:graphic-properties draw:fill="solid" draw:fill-color="#472c7a"/>
    </style:style>
    <style:style style:name="P14" style:family="paragraph">
      <loext:graphic-properties draw:fill="solid" draw:fill-color="#472d7b"/>
    </style:style>
    <style:style style:name="P15" style:family="paragraph">
      <loext:graphic-properties draw:fill="solid" draw:fill-color="#472f7d"/>
    </style:style>
    <style:style style:name="P16" style:family="paragraph">
      <loext:graphic-properties draw:fill="solid" draw:fill-color="#46307e"/>
    </style:style>
    <style:style style:name="P17" style:family="paragraph">
      <loext:graphic-properties draw:fill="solid" draw:fill-color="#46337f"/>
    </style:style>
    <style:style style:name="P18" style:family="paragraph">
      <loext:graphic-properties draw:fill="solid" draw:fill-color="#463480"/>
    </style:style>
    <style:style style:name="P19" style:family="paragraph">
      <loext:graphic-properties draw:fill="solid" draw:fill-color="#46327e"/>
    </style:style>
    <style:style style:name="P20" style:family="paragraph">
      <loext:graphic-properties draw:fill="solid" draw:fill-color="#424086"/>
    </style:style>
    <style:style style:name="P21" style:family="paragraph">
      <loext:graphic-properties draw:fill="solid" draw:fill-color="#433d84"/>
    </style:style>
    <style:style style:name="P22" style:family="paragraph">
      <loext:graphic-properties draw:fill="solid" draw:fill-color="#443a83"/>
    </style:style>
    <style:style style:name="P23" style:family="paragraph">
      <loext:graphic-properties draw:fill="solid" draw:fill-color="#453882"/>
    </style:style>
    <style:style style:name="P24" style:family="paragraph">
      <loext:graphic-properties draw:fill="solid" draw:fill-color="#453581"/>
    </style:style>
    <style:style style:name="P25" style:family="paragraph">
      <loext:graphic-properties draw:fill="solid" draw:fill-color="#3c4f8a"/>
    </style:style>
    <style:style style:name="P26" style:family="paragraph">
      <loext:graphic-properties draw:fill="solid" draw:fill-color="#3e4c8a"/>
    </style:style>
    <style:style style:name="P27" style:family="paragraph">
      <loext:graphic-properties draw:fill="solid" draw:fill-color="#3f4788"/>
    </style:style>
    <style:style style:name="P28" style:family="paragraph">
      <loext:graphic-properties draw:fill="solid" draw:fill-color="#443b84"/>
    </style:style>
    <style:style style:name="P29" style:family="paragraph">
      <loext:graphic-properties draw:fill="solid" draw:fill-color="#414287"/>
    </style:style>
    <style:style style:name="P30" style:family="paragraph">
      <loext:graphic-properties draw:fill="solid" draw:fill-color="#3d4e8a"/>
    </style:style>
    <style:style style:name="P31" style:family="paragraph">
      <loext:graphic-properties draw:fill="solid" draw:fill-color="#365d8d"/>
    </style:style>
    <style:style style:name="P32" style:family="paragraph">
      <loext:graphic-properties draw:fill="solid" draw:fill-color="#38588c"/>
    </style:style>
    <style:style style:name="P33" style:family="paragraph">
      <loext:graphic-properties draw:fill="solid" draw:fill-color="#365c8d"/>
    </style:style>
    <style:style style:name="P34" style:family="paragraph">
      <loext:graphic-properties draw:fill="solid" draw:fill-color="#3b518b"/>
    </style:style>
    <style:style style:name="P35" style:family="paragraph">
      <loext:graphic-properties draw:fill="solid" draw:fill-color="#440154"/>
    </style:style>
    <style:style style:name="P36" style:family="paragraph">
      <loext:graphic-properties draw:fill="solid" draw:fill-color="#31688e"/>
    </style:style>
    <style:style style:name="P37" style:family="paragraph">
      <loext:graphic-properties draw:fill="solid" draw:fill-color="#34618d"/>
    </style:style>
    <style:style style:name="P38" style:family="paragraph">
      <loext:graphic-properties draw:fill="solid" draw:fill-color="#424186"/>
    </style:style>
    <style:style style:name="P39" style:family="paragraph">
      <loext:graphic-properties draw:fill="solid" draw:fill-color="#2e6e8e"/>
    </style:style>
    <style:style style:name="P40" style:family="paragraph">
      <loext:graphic-properties draw:fill="solid" draw:fill-color="#2f6c8e"/>
    </style:style>
    <style:style style:name="P41" style:family="paragraph">
      <loext:graphic-properties draw:fill="solid" draw:fill-color="#2f6b8e"/>
    </style:style>
    <style:style style:name="P42" style:family="paragraph">
      <loext:graphic-properties draw:fill="solid" draw:fill-color="#472a7a"/>
    </style:style>
    <style:style style:name="P43" style:family="paragraph">
      <loext:graphic-properties draw:fill="solid" draw:fill-color="#32658e"/>
    </style:style>
    <style:style style:name="P44" style:family="paragraph">
      <loext:graphic-properties draw:fill="solid" draw:fill-color="#3c508b"/>
    </style:style>
    <style:style style:name="P45" style:family="paragraph">
      <loext:graphic-properties draw:fill="solid" draw:fill-color="#482071"/>
    </style:style>
    <style:style style:name="P46" style:family="paragraph">
      <loext:graphic-properties draw:fill="solid" draw:fill-color="#482475"/>
    </style:style>
    <style:style style:name="P47" style:family="paragraph">
      <loext:graphic-properties draw:fill="solid" draw:fill-color="#2a788e"/>
    </style:style>
    <style:style style:name="P48" style:family="paragraph">
      <loext:graphic-properties draw:fill="solid" draw:fill-color="#26818e"/>
    </style:style>
    <style:style style:name="P49" style:family="paragraph">
      <loext:graphic-properties draw:fill="solid" draw:fill-color="#453781"/>
    </style:style>
    <style:style style:name="P50" style:family="paragraph">
      <loext:graphic-properties draw:fill="solid" draw:fill-color="#26828e"/>
    </style:style>
    <style:style style:name="P51" style:family="paragraph">
      <loext:graphic-properties draw:fill="solid" draw:fill-color="#287d8e"/>
    </style:style>
    <style:style style:name="P52" style:family="paragraph">
      <loext:graphic-properties draw:fill="solid" draw:fill-color="#423f85"/>
    </style:style>
    <style:style style:name="P53" style:family="paragraph">
      <loext:graphic-properties draw:fill="solid" draw:fill-color="#32648e"/>
    </style:style>
    <style:style style:name="P54" style:family="paragraph">
      <loext:graphic-properties draw:fill="solid" draw:fill-color="#218f8d"/>
    </style:style>
    <style:style style:name="P55" style:family="paragraph">
      <loext:graphic-properties draw:fill="solid" draw:fill-color="#1f948c"/>
    </style:style>
    <style:style style:name="P56" style:family="paragraph">
      <loext:graphic-properties draw:fill="solid" draw:fill-color="#297a8e"/>
    </style:style>
    <style:style style:name="P57" style:family="paragraph">
      <loext:graphic-properties draw:fill="solid" draw:fill-color="#3e4a89"/>
    </style:style>
    <style:style style:name="P58" style:family="paragraph">
      <loext:graphic-properties draw:fill="solid" draw:fill-color="#218e8d"/>
    </style:style>
    <style:style style:name="P59" style:family="paragraph">
      <loext:graphic-properties draw:fill="solid" draw:fill-color="#1f9f88"/>
    </style:style>
    <style:style style:name="P60" style:family="paragraph">
      <loext:graphic-properties draw:fill="solid" draw:fill-color="#3d4d8a"/>
    </style:style>
    <style:style style:name="P61" style:family="paragraph">
      <loext:graphic-properties draw:fill="solid" draw:fill-color="#414487"/>
    </style:style>
    <style:style style:name="P62" style:family="paragraph">
      <loext:graphic-properties draw:fill="solid" draw:fill-color="#1e9b8a"/>
    </style:style>
    <style:style style:name="P63" style:family="paragraph">
      <loext:graphic-properties draw:fill="solid" draw:fill-color="#443983"/>
    </style:style>
    <style:style style:name="P64" style:family="paragraph">
      <loext:graphic-properties draw:fill="solid" draw:fill-color="#34608d"/>
    </style:style>
    <style:style style:name="P65" style:family="paragraph">
      <loext:graphic-properties draw:fill="solid" draw:fill-color="#1f978b"/>
    </style:style>
    <style:style style:name="P66" style:family="paragraph">
      <loext:graphic-properties draw:fill="solid" draw:fill-color="#277e8e"/>
    </style:style>
    <style:style style:name="P67" style:family="paragraph">
      <loext:graphic-properties draw:fill="solid" draw:fill-color="#3bbb75"/>
    </style:style>
    <style:style style:name="P68" style:family="paragraph">
      <loext:graphic-properties draw:fill="solid" draw:fill-color="#37b878"/>
    </style:style>
    <style:style style:name="P69" style:family="paragraph">
      <loext:graphic-properties draw:fill="solid" draw:fill-color="#3b528b"/>
    </style:style>
    <style:style style:name="P70" style:family="paragraph">
      <loext:graphic-properties draw:fill="solid" draw:fill-color="#3a538b"/>
    </style:style>
    <style:style style:name="P71" style:family="paragraph">
      <loext:graphic-properties draw:fill="solid" draw:fill-color="#28ae80"/>
    </style:style>
    <style:style style:name="P72" style:family="paragraph">
      <loext:graphic-properties draw:fill="solid" draw:fill-color="#46c06f"/>
    </style:style>
    <style:style style:name="P73" style:family="paragraph">
      <loext:graphic-properties draw:fill="solid" draw:fill-color="#433e85"/>
    </style:style>
    <style:style style:name="P74" style:family="paragraph">
      <loext:graphic-properties draw:fill="solid" draw:fill-color="#2a768e"/>
    </style:style>
    <style:style style:name="P75" style:family="paragraph">
      <loext:graphic-properties draw:fill="solid" draw:fill-color="#5ec962"/>
    </style:style>
    <style:style style:name="P76" style:family="paragraph">
      <loext:graphic-properties draw:fill="solid" draw:fill-color="#31678e"/>
    </style:style>
    <style:style style:name="P77" style:family="paragraph">
      <loext:graphic-properties draw:fill="solid" draw:fill-color="#1e9c89"/>
    </style:style>
    <style:style style:name="P78" style:family="paragraph">
      <loext:graphic-properties draw:fill="solid" draw:fill-color="#3dbc74"/>
    </style:style>
    <style:style style:name="P79" style:family="paragraph">
      <loext:graphic-properties draw:fill="solid" draw:fill-color="#39568c"/>
    </style:style>
    <style:style style:name="P80" style:family="paragraph">
      <loext:graphic-properties draw:fill="solid" draw:fill-color="#95d840"/>
    </style:style>
    <style:style style:name="P81" style:family="paragraph">
      <loext:graphic-properties draw:fill="solid" draw:fill-color="#1f9e89"/>
    </style:style>
    <style:style style:name="P82" style:family="paragraph">
      <loext:graphic-properties draw:fill="solid" draw:fill-color="#38b977"/>
    </style:style>
    <style:style style:name="P83" style:family="paragraph">
      <loext:graphic-properties draw:fill="solid" draw:fill-color="#20938c"/>
    </style:style>
    <style:style style:name="P84" style:family="paragraph">
      <loext:graphic-properties draw:fill="solid" draw:fill-color="#30698e"/>
    </style:style>
    <style:style style:name="P85" style:family="paragraph">
      <loext:graphic-properties draw:fill="solid" draw:fill-color="#b0dd2f"/>
    </style:style>
    <style:style style:name="P86" style:family="paragraph">
      <loext:graphic-properties draw:fill="solid" draw:fill-color="#38598c"/>
    </style:style>
    <style:style style:name="P87" style:family="paragraph">
      <loext:graphic-properties draw:fill="solid" draw:fill-color="#3fbc73"/>
    </style:style>
    <style:style style:name="P88" style:family="paragraph">
      <loext:graphic-properties draw:fill="solid" draw:fill-color="#2db27d"/>
    </style:style>
    <style:style style:name="P89" style:family="paragraph">
      <loext:graphic-properties draw:fill="solid" draw:fill-color="#98d83e"/>
    </style:style>
    <style:style style:name="P90" style:family="paragraph">
      <loext:graphic-properties draw:fill="solid" draw:fill-color="#8bd646"/>
    </style:style>
    <style:style style:name="P91" style:family="paragraph">
      <loext:graphic-properties draw:fill="solid" draw:fill-color="#e7e419"/>
    </style:style>
    <style:style style:name="P92" style:family="paragraph">
      <loext:graphic-properties draw:fill="solid" draw:fill-color="#33628d"/>
    </style:style>
    <style:style style:name="P93" style:family="paragraph">
      <loext:graphic-properties draw:fill="solid" draw:fill-color="#77d153"/>
    </style:style>
    <style:style style:name="P94" style:family="paragraph">
      <loext:graphic-properties draw:fill="solid" draw:fill-color="#23a983"/>
    </style:style>
    <style:style style:name="P95" style:family="paragraph">
      <loext:graphic-properties draw:fill="solid" draw:fill-color="#73d056"/>
    </style:style>
    <style:style style:name="P96" style:family="paragraph">
      <loext:graphic-properties draw:fill="solid" draw:fill-color="#48c16e"/>
    </style:style>
    <style:style style:name="P97" style:family="paragraph">
      <loext:graphic-properties draw:fill="solid" draw:fill-color="#482173"/>
    </style:style>
    <style:style style:name="P98" style:family="paragraph">
      <loext:graphic-properties draw:fill="solid" draw:fill-color="#34b679"/>
    </style:style>
    <style:style style:name="P99" style:family="paragraph">
      <loext:graphic-properties draw:fill="solid" draw:fill-color="#b8de29"/>
    </style:style>
    <style:style style:name="P100" style:family="paragraph">
      <loext:graphic-properties draw:fill="solid" draw:fill-color="#fde725"/>
    </style:style>
    <style:style style:name="P101" style:family="paragraph">
      <loext:graphic-properties draw:fill="solid" draw:fill-color="#84d44b"/>
    </style:style>
    <style:style style:name="P102" style:family="paragraph">
      <loext:graphic-properties draw:fill="solid" draw:fill-color="#89d548"/>
    </style:style>
    <style:style style:name="P103" style:family="paragraph">
      <loext:graphic-properties draw:fill="solid" draw:fill-color="#44bf70"/>
    </style:style>
    <style:style style:name="P104" style:family="paragraph">
      <loext:graphic-properties draw:fill="solid" draw:fill-color="#228d8d"/>
    </style:style>
    <style:style style:name="P105" style:family="paragraph">
      <loext:graphic-properties draw:fill="solid" draw:fill-color="#228c8d"/>
    </style:style>
    <style:style style:name="P106" style:family="paragraph">
      <loext:graphic-properties draw:fill="solid" draw:fill-color="#b2dd2d"/>
    </style:style>
    <style:style style:name="P107" style:family="paragraph">
      <loext:graphic-properties draw:fill="solid" draw:fill-color="#3aba76"/>
    </style:style>
    <style:style style:name="P108" style:family="paragraph">
      <loext:graphic-properties draw:fill="solid" draw:fill-color="#addc30"/>
    </style:style>
    <style:style style:name="P109" style:family="paragraph">
      <loext:graphic-properties draw:fill="solid" draw:fill-color="#93d741"/>
    </style:style>
    <style:style style:name="P110" style:family="paragraph">
      <loext:graphic-properties draw:fill="solid" draw:fill-color="#29af7f"/>
    </style:style>
    <style:style style:name="P111" style:family="paragraph">
      <loext:graphic-properties draw:fill="solid" draw:fill-color="#9dd93b"/>
    </style:style>
    <style:style style:name="P112" style:family="paragraph">
      <loext:graphic-properties draw:fill="solid" draw:fill-color="#5cc863"/>
    </style:style>
    <style:style style:name="P113" style:family="paragraph">
      <loext:graphic-properties draw:fill="solid" draw:fill-color="#fbe723"/>
    </style:style>
    <style:style style:name="P114" style:family="paragraph">
      <loext:graphic-properties draw:fill="solid" draw:fill-color="#9bd93c"/>
    </style:style>
    <style:style style:name="P115" style:family="paragraph">
      <loext:graphic-properties draw:fill="solid" draw:fill-color="#e5e419"/>
    </style:style>
    <style:style style:name="T1" style:family="text">
      <style:text-properties fo:color="#000000" loext:opacity="100%" style:font-name="DejaVuSans" fo:font-size="10pt" fo:font-weight="normal" style:font-name-asian="DejaVuSans" style:font-size-asian="10pt" style:font-weight-asian="normal" style:font-name-complex="DejaVuSans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283cm" svg:height="9.387cm" svg:x="12.623cm" svg:y="0.493cm" svg:viewBox="0 0 8284 9388" draw:points="0,0 8284,0 8284,9388 0,9388">
          <text:p/>
        </draw:polygon>
        <draw:frame draw:style-name="gr2" draw:text-style-name="P2" draw:layer="layout" svg:width="8.305cm" svg:height="9.397cm" svg:x="12.623cm" svg:y="0.483cm">
          <draw:image xlink:href="Pictures/10000000000001470000017250C12FB6.png" xlink:type="simple" xlink:show="embed" xlink:actuate="onLoad" draw:mime-type="image/png">
            <text:p/>
          </draw:image>
        </draw:frame>
        <draw:line draw:style-name="gr3" draw:text-style-name="P2" draw:layer="layout" svg:x1="12.623cm" svg:y1="9.88cm" svg:x2="12.623cm" svg:y2="10.004cm">
          <text:p/>
        </draw:line>
        <draw:line draw:style-name="gr3" draw:text-style-name="P2" draw:layer="layout" svg:x1="14.693cm" svg:y1="9.88cm" svg:x2="14.693cm" svg:y2="10.004cm">
          <text:p/>
        </draw:line>
        <draw:frame draw:style-name="gr4" draw:text-style-name="P4" draw:layer="layout" svg:width="0.352cm" svg:height="0.412cm" svg:x="12.511cm" svg:y="10.068cm">
          <draw:text-box>
            <text:p text:style-name="P3"><text:span text:style-name="T1">0</text:span></text:p>
          </draw:text-box>
        </draw:frame>
        <draw:line draw:style-name="gr3" draw:text-style-name="P2" draw:layer="layout" svg:x1="16.764cm" svg:y1="9.88cm" svg:x2="16.764cm" svg:y2="10.004cm">
          <text:p/>
        </draw:line>
        <draw:frame draw:style-name="gr4" draw:text-style-name="P4" draw:layer="layout" svg:width="0.352cm" svg:height="0.412cm" svg:x="14.582cm" svg:y="10.068cm">
          <draw:text-box>
            <text:p text:style-name="P3"><text:span text:style-name="T1">1</text:span></text:p>
          </draw:text-box>
        </draw:frame>
        <draw:line draw:style-name="gr3" draw:text-style-name="P2" draw:layer="layout" svg:x1="18.835cm" svg:y1="9.88cm" svg:x2="18.835cm" svg:y2="10.004cm">
          <text:p/>
        </draw:line>
        <draw:frame draw:style-name="gr4" draw:text-style-name="P4" draw:layer="layout" svg:width="0.352cm" svg:height="0.412cm" svg:x="16.653cm" svg:y="10.068cm">
          <draw:text-box>
            <text:p text:style-name="P3"><text:span text:style-name="T1">2</text:span></text:p>
          </draw:text-box>
        </draw:frame>
        <draw:line draw:style-name="gr3" draw:text-style-name="P2" draw:layer="layout" svg:x1="20.906cm" svg:y1="9.88cm" svg:x2="20.906cm" svg:y2="10.004cm">
          <text:p/>
        </draw:line>
        <draw:frame draw:style-name="gr4" draw:text-style-name="P4" draw:layer="layout" svg:width="0.352cm" svg:height="0.412cm" svg:x="18.723cm" svg:y="10.068cm">
          <draw:text-box>
            <text:p text:style-name="P3"><text:span text:style-name="T1">3</text:span></text:p>
          </draw:text-box>
        </draw:frame>
        <draw:frame draw:style-name="gr4" draw:text-style-name="P4" draw:layer="layout" svg:width="0.352cm" svg:height="0.412cm" svg:x="20.794cm" svg:y="10.068cm">
          <draw:text-box>
            <text:p text:style-name="P3"><text:span text:style-name="T1">4</text:span></text:p>
          </draw:text-box>
        </draw:frame>
        <draw:line draw:style-name="gr3" draw:text-style-name="P2" draw:layer="layout" svg:x1="12.623cm" svg:y1="9.88cm" svg:x2="12.499cm" svg:y2="9.88cm">
          <text:p/>
        </draw:line>
        <draw:frame draw:style-name="gr4" draw:text-style-name="P4" draw:layer="layout" svg:width="0.971cm" svg:height="0.412cm" svg:x="16.278cm" svg:y="10.551cm">
          <draw:text-box>
            <text:p text:style-name="P3"><text:span text:style-name="T1">X (m)</text:span></text:p>
          </draw:text-box>
        </draw:frame>
        <draw:line draw:style-name="gr3" draw:text-style-name="P2" draw:layer="layout" svg:x1="12.623cm" svg:y1="8.003cm" svg:x2="12.499cm" svg:y2="8.003cm">
          <text:p/>
        </draw:line>
        <draw:frame draw:style-name="gr4" draw:text-style-name="P4" draw:layer="layout" svg:width="0.352cm" svg:height="0.412cm" svg:x="12.152cm" svg:y="9.687cm">
          <draw:text-box>
            <text:p text:style-name="P3"><text:span text:style-name="T1">0</text:span></text:p>
          </draw:text-box>
        </draw:frame>
        <draw:line draw:style-name="gr3" draw:text-style-name="P2" draw:layer="layout" svg:x1="12.623cm" svg:y1="6.125cm" svg:x2="12.499cm" svg:y2="6.125cm">
          <text:p/>
        </draw:line>
        <draw:frame draw:style-name="gr4" draw:text-style-name="P4" draw:layer="layout" svg:width="0.352cm" svg:height="0.412cm" svg:x="12.152cm" svg:y="7.81cm">
          <draw:text-box>
            <text:p text:style-name="P3"><text:span text:style-name="T1">1</text:span></text:p>
          </draw:text-box>
        </draw:frame>
        <draw:line draw:style-name="gr3" draw:text-style-name="P2" draw:layer="layout" svg:x1="12.623cm" svg:y1="4.248cm" svg:x2="12.499cm" svg:y2="4.248cm">
          <text:p/>
        </draw:line>
        <draw:frame draw:style-name="gr4" draw:text-style-name="P4" draw:layer="layout" svg:width="0.352cm" svg:height="0.412cm" svg:x="12.152cm" svg:y="5.932cm">
          <draw:text-box>
            <text:p text:style-name="P3"><text:span text:style-name="T1">2</text:span></text:p>
          </draw:text-box>
        </draw:frame>
        <draw:line draw:style-name="gr3" draw:text-style-name="P2" draw:layer="layout" svg:x1="12.623cm" svg:y1="2.37cm" svg:x2="12.499cm" svg:y2="2.37cm">
          <text:p/>
        </draw:line>
        <draw:frame draw:style-name="gr4" draw:text-style-name="P4" draw:layer="layout" svg:width="0.352cm" svg:height="0.412cm" svg:x="12.152cm" svg:y="4.055cm">
          <draw:text-box>
            <text:p text:style-name="P3"><text:span text:style-name="T1">3</text:span></text:p>
          </draw:text-box>
        </draw:frame>
        <draw:line draw:style-name="gr3" draw:text-style-name="P2" draw:layer="layout" svg:x1="12.623cm" svg:y1="0.493cm" svg:x2="12.499cm" svg:y2="0.493cm">
          <text:p/>
        </draw:line>
        <draw:frame draw:style-name="gr4" draw:text-style-name="P4" draw:layer="layout" svg:width="0.352cm" svg:height="0.412cm" svg:x="12.152cm" svg:y="2.177cm">
          <draw:text-box>
            <text:p text:style-name="P3"><text:span text:style-name="T1">4</text:span></text:p>
          </draw:text-box>
        </draw:frame>
        <draw:frame draw:style-name="gr4" draw:text-style-name="P4" draw:layer="layout" svg:width="0.352cm" svg:height="0.412cm" svg:x="12.152cm" svg:y="0.3cm">
          <draw:text-box>
            <text:p text:style-name="P3"><text:span text:style-name="T1">5</text:span></text:p>
          </draw:text-box>
        </draw:frame>
        <draw:line draw:style-name="gr5" draw:text-style-name="P2" draw:layer="layout" svg:x1="12.623cm" svg:y1="9.88cm" svg:x2="12.623cm" svg:y2="0.493cm">
          <text:p/>
        </draw:line>
        <draw:line draw:style-name="gr5" draw:text-style-name="P2" draw:layer="layout" svg:x1="20.906cm" svg:y1="9.88cm" svg:x2="20.906cm" svg:y2="0.493cm">
          <text:p/>
        </draw:line>
        <draw:line draw:style-name="gr5" draw:text-style-name="P2" draw:layer="layout" svg:x1="12.623cm" svg:y1="9.88cm" svg:x2="20.906cm" svg:y2="9.88cm">
          <text:p/>
        </draw:line>
        <draw:line draw:style-name="gr5" draw:text-style-name="P2" draw:layer="layout" svg:x1="12.623cm" svg:y1="0.493cm" svg:x2="20.906cm" svg:y2="0.493cm">
          <text:p/>
        </draw:line>
        <draw:frame draw:style-name="gr4" draw:text-style-name="P4" draw:layer="layout" svg:width="0.945cm" svg:height="0.412cm" draw:transform="rotate (1.5707963267949) translate (11.61cm 5.661cm)">
          <draw:text-box>
            <text:p text:style-name="P3"><text:span text:style-name="T1">Y (m)</text:span></text:p>
          </draw:text-box>
        </draw:frame>
        <draw:polygon draw:style-name="gr1" draw:text-style-name="P1" draw:layer="layout" svg:width="0.469cm" svg:height="9.387cm" svg:x="21.424cm" svg:y="0.493cm" svg:viewBox="0 0 470 9388" draw:points="0,0 470,0 470,9388 0,9388">
          <text:p/>
        </draw:polygon>
        <draw:frame draw:style-name="gr2" draw:text-style-name="P2" draw:layer="layout" svg:width="0.482cm" svg:height="9.372cm" svg:x="21.418cm" svg:y="0.503cm">
          <draw:image xlink:href="Pictures/100000000000001300000171AB8439EB.png" xlink:type="simple" xlink:show="embed" xlink:actuate="onLoad" draw:mime-type="image/png">
            <text:p/>
          </draw:image>
        </draw:frame>
        <draw:line draw:style-name="gr3" draw:text-style-name="P2" draw:layer="layout" svg:x1="21.893cm" svg:y1="9.88cm" svg:x2="22.017cm" svg:y2="9.88cm">
          <text:p/>
        </draw:line>
        <draw:line draw:style-name="gr3" draw:text-style-name="P2" draw:layer="layout" svg:x1="21.893cm" svg:y1="8.003cm" svg:x2="22.017cm" svg:y2="8.003cm">
          <text:p/>
        </draw:line>
        <draw:frame draw:style-name="gr4" draw:text-style-name="P4" draw:layer="layout" svg:width="0.352cm" svg:height="0.412cm" svg:x="22.141cm" svg:y="9.687cm">
          <draw:text-box>
            <text:p text:style-name="P3"><text:span text:style-name="T1">0</text:span></text:p>
          </draw:text-box>
        </draw:frame>
        <draw:line draw:style-name="gr3" draw:text-style-name="P2" draw:layer="layout" svg:x1="21.893cm" svg:y1="6.125cm" svg:x2="22.017cm" svg:y2="6.125cm">
          <text:p/>
        </draw:line>
        <draw:frame draw:style-name="gr4" draw:text-style-name="P4" draw:layer="layout" svg:width="0.673cm" svg:height="0.412cm" svg:x="22.141cm" svg:y="7.81cm">
          <draw:text-box>
            <text:p text:style-name="P3"><text:span text:style-name="T1">200</text:span></text:p>
          </draw:text-box>
        </draw:frame>
        <draw:line draw:style-name="gr3" draw:text-style-name="P2" draw:layer="layout" svg:x1="21.893cm" svg:y1="4.248cm" svg:x2="22.017cm" svg:y2="4.248cm">
          <text:p/>
        </draw:line>
        <draw:frame draw:style-name="gr4" draw:text-style-name="P4" draw:layer="layout" svg:width="0.673cm" svg:height="0.412cm" svg:x="22.141cm" svg:y="5.932cm">
          <draw:text-box>
            <text:p text:style-name="P3"><text:span text:style-name="T1">400</text:span></text:p>
          </draw:text-box>
        </draw:frame>
        <draw:line draw:style-name="gr3" draw:text-style-name="P2" draw:layer="layout" svg:x1="21.893cm" svg:y1="2.37cm" svg:x2="22.017cm" svg:y2="2.37cm">
          <text:p/>
        </draw:line>
        <draw:frame draw:style-name="gr4" draw:text-style-name="P4" draw:layer="layout" svg:width="0.673cm" svg:height="0.412cm" svg:x="22.141cm" svg:y="4.055cm">
          <draw:text-box>
            <text:p text:style-name="P3"><text:span text:style-name="T1">600</text:span></text:p>
          </draw:text-box>
        </draw:frame>
        <draw:line draw:style-name="gr3" draw:text-style-name="P2" draw:layer="layout" svg:x1="21.893cm" svg:y1="0.493cm" svg:x2="22.017cm" svg:y2="0.493cm">
          <text:p/>
        </draw:line>
        <draw:frame draw:style-name="gr4" draw:text-style-name="P4" draw:layer="layout" svg:width="0.673cm" svg:height="0.412cm" svg:x="22.141cm" svg:y="2.177cm">
          <draw:text-box>
            <text:p text:style-name="P3"><text:span text:style-name="T1">800</text:span></text:p>
          </draw:text-box>
        </draw:frame>
        <draw:frame draw:style-name="gr4" draw:text-style-name="P4" draw:layer="layout" svg:width="0.896cm" svg:height="0.412cm" svg:x="22.141cm" svg:y="0.3cm">
          <draw:text-box>
            <text:p text:style-name="P3"><text:span text:style-name="T1">1000</text:span></text:p>
          </draw:text-box>
        </draw:frame>
        <draw:polygon draw:style-name="gr5" draw:text-style-name="P2" draw:layer="layout" svg:width="0.469cm" svg:height="9.387cm" svg:x="21.424cm" svg:y="0.493cm" svg:viewBox="0 0 470 9388" draw:points="0,0 470,0 470,9388 0,9388">
          <text:p/>
        </draw:polygon>
        <draw:frame draw:style-name="gr4" draw:text-style-name="P4" draw:layer="layout" svg:width="2.724cm" svg:height="0.412cm" draw:transform="rotate (1.5707963267949) translate (23.12cm 6.555cm)">
          <draw:text-box>
            <text:p text:style-name="P3"><text:span text:style-name="T1">Iluminância (lx)</text:span></text:p>
          </draw:text-box>
        </draw:frame>
        <draw:polygon draw:style-name="gr1" draw:text-style-name="P1" draw:layer="layout" svg:width="10.145cm" svg:height="10.139cm" svg:x="0.12cm" svg:y="0.16cm" svg:viewBox="0 0 10146 10140" draw:points="0,0 10146,0 10146,10140 0,10140">
          <text:p/>
        </draw:polygon>
        <draw:polygon draw:style-name="gr6" draw:text-style-name="P5" draw:layer="layout" svg:width="4.398cm" svg:height="6.74cm" svg:x="0.568cm" svg:y="0.44cm" svg:viewBox="0 0 4399 6741" draw:points="266,6741 4399,3686 4379,0 0,2968">
          <text:p/>
        </draw:polygon>
        <draw:polyline draw:style-name="gr7" draw:text-style-name="P2" draw:layer="layout" svg:width="4.398cm" svg:height="6.74cm" svg:x="0.568cm" svg:y="0.44cm" svg:viewBox="0 0 4399 6741" draw:points="266,6741 4399,3686 4379,0 0,2968">
          <text:p/>
        </draw:polyline>
        <draw:polygon draw:style-name="gr8" draw:text-style-name="P6" draw:layer="layout" svg:width="5.091cm" svg:height="6.227cm" svg:x="4.946cm" svg:y="0.44cm" svg:viewBox="0 0 5092 6228" draw:points="21,3686 4832,6228 5092,2468 0,0">
          <text:p/>
        </draw:polygon>
        <draw:polyline draw:style-name="gr9" draw:text-style-name="P2" draw:layer="layout" svg:width="5.091cm" svg:height="6.227cm" svg:x="4.946cm" svg:y="0.44cm" svg:viewBox="0 0 5092 6228" draw:points="21,3686 4832,6228 5092,2468 0,0">
          <text:p/>
        </draw:polyline>
        <draw:polygon draw:style-name="gr10" draw:text-style-name="P7" draw:layer="layout" svg:width="8.944cm" svg:height="5.968cm" svg:x="0.834cm" svg:y="4.125cm" svg:viewBox="0 0 8945 5969" draw:points="0,3055 4908,5969 8945,2541 4134,0">
          <text:p/>
        </draw:polygon>
        <draw:polyline draw:style-name="gr11" draw:text-style-name="P2" draw:layer="layout" svg:width="8.944cm" svg:height="5.968cm" svg:x="0.834cm" svg:y="4.125cm" svg:viewBox="0 0 8945 5969" draw:points="0,3055 4908,5969 8945,2541 4134,0">
          <text:p/>
        </draw:polyline>
        <draw:polyline draw:style-name="gr12" draw:text-style-name="P2" draw:layer="layout" svg:width="4.128cm" svg:height="6.767cm" svg:x="1.129cm" svg:y="0.588cm" svg:viewBox="0 0 4129 6768" draw:points="0,6768 4129,3692 4125,0">
          <text:p/>
        </draw:polyline>
        <draw:polyline draw:style-name="gr12" draw:text-style-name="P2" draw:layer="layout" svg:width="4.163cm" svg:height="6.86cm" svg:x="2.159cm" svg:y="1.106cm" svg:viewBox="0 0 4164 6861" draw:points="0,6861 4111,3708 4164,0">
          <text:p/>
        </draw:polyline>
        <draw:polyline draw:style-name="gr12" draw:text-style-name="P2" draw:layer="layout" svg:width="4.203cm" svg:height="6.955cm" svg:x="3.215cm" svg:y="1.638cm" svg:viewBox="0 0 4204 6956" draw:points="0,6956 4091,3724 4204,0">
          <text:p/>
        </draw:polyline>
        <draw:polyline draw:style-name="gr12" draw:text-style-name="P2" draw:layer="layout" svg:width="4.243cm" svg:height="7.054cm" svg:x="4.299cm" svg:y="2.182cm" svg:viewBox="0 0 4244 7055" draw:points="0,7055 4070,3739 4244,0">
          <text:p/>
        </draw:polyline>
        <draw:polyline draw:style-name="gr12" draw:text-style-name="P2" draw:layer="layout" svg:width="4.283cm" svg:height="7.155cm" svg:x="5.412cm" svg:y="2.741cm" svg:viewBox="0 0 4284 7156" draw:points="0,7156 4044,3754 4284,0">
          <text:p/>
        </draw:polyline>
        <draw:polyline draw:style-name="gr12" draw:text-style-name="P2" draw:layer="layout" svg:width="5.15cm" svg:height="6.654cm" svg:x="0.866cm" svg:y="3.206cm" svg:viewBox="0 0 5151 6655" draw:points="0,0 249,3767 5151,6655">
          <text:p/>
        </draw:polyline>
        <draw:polyline draw:style-name="gr12" draw:text-style-name="P2" draw:layer="layout" svg:width="5.088cm" svg:height="6.57cm" svg:x="1.667cm" svg:y="2.662cm" svg:viewBox="0 0 5089 6571" draw:points="0,0 201,3753 5089,6571">
          <text:p/>
        </draw:polyline>
        <draw:polyline draw:style-name="gr12" draw:text-style-name="P2" draw:layer="layout" svg:width="5.026cm" svg:height="6.488cm" svg:x="2.45cm" svg:y="2.131cm" svg:viewBox="0 0 5027 6489" draw:points="0,0 157,3738 5027,6489">
          <text:p/>
        </draw:polyline>
        <draw:polyline draw:style-name="gr12" draw:text-style-name="P2" draw:layer="layout" svg:width="4.966cm" svg:height="6.408cm" svg:x="3.214cm" svg:y="1.614cm" svg:viewBox="0 0 4967 6409" draw:points="0,0 113,3724 4967,6409">
          <text:p/>
        </draw:polyline>
        <draw:polyline draw:style-name="gr12" draw:text-style-name="P2" draw:layer="layout" svg:width="4.908cm" svg:height="6.331cm" svg:x="3.958cm" svg:y="1.109cm" svg:viewBox="0 0 4909 6332" draw:points="0,0 72,3708 4909,6332">
          <text:p/>
        </draw:polyline>
        <draw:polyline draw:style-name="gr12" draw:text-style-name="P2" draw:layer="layout" svg:width="4.851cm" svg:height="6.255cm" svg:x="4.686cm" svg:y="0.616cm" svg:viewBox="0 0 4852 6256" draw:points="0,0 34,3693 4852,6256">
          <text:p/>
        </draw:polyline>
        <draw:polyline draw:style-name="gr12" draw:text-style-name="P2" draw:layer="layout" svg:width="9.016cm" svg:height="3.044cm" svg:x="0.798cm" svg:y="3.614cm" svg:viewBox="0 0 9017 3045" draw:points="9017,2533 4167,0 0,3045">
          <text:p/>
        </draw:polyline>
        <draw:polyline draw:style-name="gr12" draw:text-style-name="P2" draw:layer="layout" svg:width="9.131cm" svg:height="3.027cm" svg:x="0.739cm" svg:y="2.808cm" svg:viewBox="0 0 9132 3028" draw:points="9132,2519 4221,0 0,3028">
          <text:p/>
        </draw:polyline>
        <draw:polyline draw:style-name="gr12" draw:text-style-name="P2" draw:layer="layout" svg:width="9.248cm" svg:height="3.008cm" svg:x="0.68cm" svg:y="1.982cm" svg:viewBox="0 0 9249 3009" draw:points="9249,2503 4276,0 0,3009">
          <text:p/>
        </draw:polyline>
        <draw:polyline draw:style-name="gr12" draw:text-style-name="P2" draw:layer="layout" svg:width="9.368cm" svg:height="2.985cm" svg:x="0.619cm" svg:y="1.137cm" svg:viewBox="0 0 9369 2986" draw:points="9369,2484 4332,0 0,2986">
          <text:p/>
        </draw:polyline>
        <draw:line draw:style-name="gr13" draw:text-style-name="P2" draw:layer="layout" svg:x1="0.834cm" svg:y1="7.18cm" svg:x2="5.742cm" svg:y2="10.094cm">
          <text:p/>
        </draw:line>
        <draw:line draw:style-name="gr13" draw:text-style-name="P2" draw:layer="layout" svg:x1="1.166cm" svg:y1="7.329cm" svg:x2="1.059cm" svg:y2="7.409cm">
          <text:p/>
        </draw:line>
        <draw:line draw:style-name="gr13" draw:text-style-name="P2" draw:layer="layout" svg:x1="2.195cm" svg:y1="7.939cm" svg:x2="2.089cm" svg:y2="8.021cm">
          <text:p/>
        </draw:line>
        <draw:frame draw:style-name="gr14" draw:text-style-name="P4" draw:layer="layout" svg:width="0.381cm" svg:height="0.445cm" svg:x="0.662cm" svg:y="7.86cm">
          <draw:text-box>
            <text:p text:style-name="P3"><text:span text:style-name="T1">0</text:span></text:p>
          </draw:text-box>
        </draw:frame>
        <draw:line draw:style-name="gr13" draw:text-style-name="P2" draw:layer="layout" svg:x1="3.252cm" svg:y1="8.565cm" svg:x2="3.145cm" svg:y2="8.649cm">
          <text:p/>
        </draw:line>
        <draw:frame draw:style-name="gr15" draw:text-style-name="P4" draw:layer="layout" svg:width="0.38cm" svg:height="0.445cm" svg:x="1.688cm" svg:y="8.48cm">
          <draw:text-box>
            <text:p text:style-name="P3"><text:span text:style-name="T1">1</text:span></text:p>
          </draw:text-box>
        </draw:frame>
        <draw:line draw:style-name="gr13" draw:text-style-name="P2" draw:layer="layout" svg:x1="4.335cm" svg:y1="9.208cm" svg:x2="4.23cm" svg:y2="9.294cm">
          <text:p/>
        </draw:line>
        <draw:frame draw:style-name="gr15" draw:text-style-name="P4" draw:layer="layout" svg:width="0.38cm" svg:height="0.445cm" svg:x="2.741cm" svg:y="9.114cm">
          <draw:text-box>
            <text:p text:style-name="P3"><text:span text:style-name="T1">2</text:span></text:p>
          </draw:text-box>
        </draw:frame>
        <draw:line draw:style-name="gr13" draw:text-style-name="P2" draw:layer="layout" svg:x1="5.448cm" svg:y1="9.867cm" svg:x2="5.343cm" svg:y2="9.956cm">
          <text:p/>
        </draw:line>
        <draw:frame draw:style-name="gr14" draw:text-style-name="P4" draw:layer="layout" svg:width="0.381cm" svg:height="0.445cm" svg:x="3.821cm" svg:y="9.766cm">
          <draw:text-box>
            <text:p text:style-name="P3"><text:span text:style-name="T1">3</text:span></text:p>
          </draw:text-box>
        </draw:frame>
        <draw:frame draw:style-name="gr15" draw:text-style-name="P4" draw:layer="layout" svg:width="0.38cm" svg:height="0.445cm" svg:x="4.931cm" svg:y="10.435cm">
          <draw:text-box>
            <text:p text:style-name="P3"><text:span text:style-name="T1">4</text:span></text:p>
          </draw:text-box>
        </draw:frame>
        <draw:line draw:style-name="gr13" draw:text-style-name="P2" draw:layer="layout" svg:x1="9.779cm" svg:y1="6.667cm" svg:x2="5.742cm" svg:y2="10.094cm">
          <text:p/>
        </draw:line>
        <draw:line draw:style-name="gr13" draw:text-style-name="P2" draw:layer="layout" svg:x1="5.975cm" svg:y1="9.836cm" svg:x2="6.1cm" svg:y2="9.911cm">
          <text:p/>
        </draw:line>
        <draw:frame draw:style-name="gr16" draw:text-style-name="P4" draw:layer="layout" svg:width="1.05cm" svg:height="0.444cm" draw:transform="rotate (-0.535641547437061) translate (2.12cm 9.385cm)">
          <draw:text-box>
            <text:p text:style-name="P3"><text:span text:style-name="T1">X (m)</text:span></text:p>
          </draw:text-box>
        </draw:frame>
        <draw:line draw:style-name="gr13" draw:text-style-name="P2" draw:layer="layout" svg:x1="6.714cm" svg:y1="9.208cm" svg:x2="6.839cm" svg:y2="9.28cm">
          <text:p/>
        </draw:line>
        <draw:frame draw:style-name="gr15" draw:text-style-name="P4" draw:layer="layout" svg:width="0.38cm" svg:height="0.445cm" svg:x="6.324cm" svg:y="10.35cm">
          <draw:text-box>
            <text:p text:style-name="P3"><text:span text:style-name="T1">0</text:span></text:p>
          </draw:text-box>
        </draw:frame>
        <draw:line draw:style-name="gr13" draw:text-style-name="P2" draw:layer="layout" svg:x1="7.435cm" svg:y1="8.597cm" svg:x2="7.56cm" svg:y2="8.668cm">
          <text:p/>
        </draw:line>
        <draw:frame draw:style-name="gr15" draw:text-style-name="P4" draw:layer="layout" svg:width="0.38cm" svg:height="0.445cm" svg:x="7.058cm" svg:y="9.715cm">
          <draw:text-box>
            <text:p text:style-name="P3"><text:span text:style-name="T1">1</text:span></text:p>
          </draw:text-box>
        </draw:frame>
        <draw:line draw:style-name="gr13" draw:text-style-name="P2" draw:layer="layout" svg:x1="8.138cm" svg:y1="7.999cm" svg:x2="8.263cm" svg:y2="8.069cm">
          <text:p/>
        </draw:line>
        <draw:frame draw:style-name="gr14" draw:text-style-name="P4" draw:layer="layout" svg:width="0.381cm" svg:height="0.445cm" svg:x="7.773cm" svg:y="9.096cm">
          <draw:text-box>
            <text:p text:style-name="P3"><text:span text:style-name="T1">2</text:span></text:p>
          </draw:text-box>
        </draw:frame>
        <draw:line draw:style-name="gr13" draw:text-style-name="P2" draw:layer="layout" svg:x1="8.826cm" svg:y1="7.417cm" svg:x2="8.95cm" svg:y2="7.485cm">
          <text:p/>
        </draw:line>
        <draw:frame draw:style-name="gr14" draw:text-style-name="P4" draw:layer="layout" svg:width="0.381cm" svg:height="0.445cm" svg:x="8.472cm" svg:y="8.492cm">
          <draw:text-box>
            <text:p text:style-name="P3"><text:span text:style-name="T1">3</text:span></text:p>
          </draw:text-box>
        </draw:frame>
        <draw:line draw:style-name="gr13" draw:text-style-name="P2" draw:layer="layout" svg:x1="9.496cm" svg:y1="6.849cm" svg:x2="9.62cm" svg:y2="6.915cm">
          <text:p/>
        </draw:line>
        <draw:frame draw:style-name="gr14" draw:text-style-name="P4" draw:layer="layout" svg:width="0.381cm" svg:height="0.445cm" svg:x="9.154cm" svg:y="7.902cm">
          <draw:text-box>
            <text:p text:style-name="P3"><text:span text:style-name="T1">4</text:span></text:p>
          </draw:text-box>
        </draw:frame>
        <draw:frame draw:style-name="gr15" draw:text-style-name="P4" draw:layer="layout" svg:width="0.38cm" svg:height="0.445cm" svg:x="9.82cm" svg:y="7.326cm">
          <draw:text-box>
            <text:p text:style-name="P3"><text:span text:style-name="T1">5</text:span></text:p>
          </draw:text-box>
        </draw:frame>
        <draw:line draw:style-name="gr13" draw:text-style-name="P2" draw:layer="layout" svg:x1="9.778cm" svg:y1="6.668cm" svg:x2="10.038cm" svg:y2="2.907cm">
          <text:p/>
        </draw:line>
        <draw:line draw:style-name="gr13" draw:text-style-name="P2" draw:layer="layout" svg:x1="9.772cm" svg:y1="6.125cm" svg:x2="9.896cm" svg:y2="6.19cm">
          <text:p/>
        </draw:line>
        <draw:frame draw:style-name="gr17" draw:text-style-name="P4" draw:layer="layout" svg:width="1.021cm" svg:height="0.445cm" draw:transform="rotate (0.704240353179712) translate (8.183cm 9.627cm)">
          <draw:text-box>
            <text:p text:style-name="P3"><text:span text:style-name="T1">Y (m)</text:span></text:p>
          </draw:text-box>
        </draw:frame>
        <draw:line draw:style-name="gr13" draw:text-style-name="P2" draw:layer="layout" svg:x1="9.829cm" svg:y1="5.305cm" svg:x2="9.954cm" svg:y2="5.37cm">
          <text:p/>
        </draw:line>
        <draw:frame draw:style-name="gr18" draw:text-style-name="P4" draw:layer="layout" svg:width="0.727cm" svg:height="0.445cm" svg:x="10.19cm" svg:y="6.041cm">
          <draw:text-box>
            <text:p text:style-name="P3"><text:span text:style-name="T1">200</text:span></text:p>
          </draw:text-box>
        </draw:frame>
        <draw:line draw:style-name="gr13" draw:text-style-name="P2" draw:layer="layout" svg:x1="9.886cm" svg:y1="4.463cm" svg:x2="10.014cm" svg:y2="4.528cm">
          <text:p/>
        </draw:line>
        <draw:frame draw:style-name="gr19" draw:text-style-name="P4" draw:layer="layout" svg:width="0.728cm" svg:height="0.445cm" svg:x="10.255cm" svg:y="5.22cm">
          <draw:text-box>
            <text:p text:style-name="P3"><text:span text:style-name="T1">400</text:span></text:p>
          </draw:text-box>
        </draw:frame>
        <draw:line draw:style-name="gr13" draw:text-style-name="P2" draw:layer="layout" svg:x1="9.945cm" svg:y1="3.599cm" svg:x2="10.075cm" svg:y2="3.664cm">
          <text:p/>
        </draw:line>
        <draw:frame draw:style-name="gr18" draw:text-style-name="P4" draw:layer="layout" svg:width="0.727cm" svg:height="0.445cm" svg:x="10.324cm" svg:y="4.379cm">
          <draw:text-box>
            <text:p text:style-name="P3"><text:span text:style-name="T1">600</text:span></text:p>
          </draw:text-box>
        </draw:frame>
        <draw:polygon draw:style-name="gr20" draw:text-style-name="P8" draw:layer="layout" svg:width="0.577cm" svg:height="0.269cm" svg:x="4.743cm" svg:y="3.96cm" svg:viewBox="0 0 578 270" draw:points="0,123 313,270 578,144 266,0">
          <text:p/>
        </draw:polygon>
        <draw:polygon draw:style-name="gr21" draw:text-style-name="P9" draw:layer="layout" svg:width="0.578cm" svg:height="0.266cm" svg:x="5.055cm" svg:y="4.102cm" svg:viewBox="0 0 579 267" draw:points="0,126 314,267 579,113 265,0">
          <text:p/>
        </draw:polygon>
        <draw:polygon draw:style-name="gr22" draw:text-style-name="P10" draw:layer="layout" svg:width="0.58cm" svg:height="0.292cm" svg:x="4.475cm" svg:y="4.083cm" svg:viewBox="0 0 581 293" draw:points="0,157 312,293 581,146 268,0">
          <text:p/>
        </draw:polygon>
        <draw:polygon draw:style-name="gr23" draw:text-style-name="P11" draw:layer="layout" svg:width="0.58cm" svg:height="0.282cm" svg:x="5.37cm" svg:y="4.216cm" svg:viewBox="0 0 581 283" draw:points="0,153 319,283 581,139 265,0">
          <text:p/>
        </draw:polygon>
        <draw:polygon draw:style-name="gr24" draw:text-style-name="P12" draw:layer="layout" svg:width="0.583cm" svg:height="0.272cm" svg:x="4.787cm" svg:y="4.229cm" svg:viewBox="0 0 584 273" draw:points="0,146 317,273 584,139 269,0">
          <text:p/>
        </draw:polygon>
        <draw:polygon draw:style-name="gr25" draw:text-style-name="P13" draw:layer="layout" svg:width="0.583cm" svg:height="0.278cm" svg:x="4.205cm" svg:y="4.24cm" svg:viewBox="0 0 584 279" draw:points="0,151 313,279 584,136 271,0">
          <text:p/>
        </draw:polygon>
        <draw:polygon draw:style-name="gr25" draw:text-style-name="P13" draw:layer="layout" svg:width="0.583cm" svg:height="0.253cm" svg:x="5.688cm" svg:y="4.354cm" svg:viewBox="0 0 584 254" draw:points="0,144 320,254 584,118 263,0">
          <text:p/>
        </draw:polygon>
        <draw:polygon draw:style-name="gr26" draw:text-style-name="P14" draw:layer="layout" svg:width="0.585cm" svg:height="0.256cm" svg:x="5.103cm" svg:y="4.368cm" svg:viewBox="0 0 586 257" draw:points="0,133 318,257 586,130 267,0">
          <text:p/>
        </draw:polygon>
        <draw:polygon draw:style-name="gr27" draw:text-style-name="P15" draw:layer="layout" svg:width="0.586cm" svg:height="0.276cm" svg:x="4.517cm" svg:y="4.375cm" svg:viewBox="0 0 587 277" draw:points="0,144 316,277 587,126 270,0">
          <text:p/>
        </draw:polygon>
        <draw:polygon draw:style-name="gr28" draw:text-style-name="P16" draw:layer="layout" svg:width="0.586cm" svg:height="0.281cm" svg:x="3.931cm" svg:y="4.39cm" svg:viewBox="0 0 587 282" draw:points="0,167 313,282 587,127 273,0">
          <text:p/>
        </draw:polygon>
        <draw:polygon draw:style-name="gr29" draw:text-style-name="P17" draw:layer="layout" svg:width="0.586cm" svg:height="0.2cm" svg:x="6.007cm" svg:y="4.472cm" svg:viewBox="0 0 587 201" draw:points="0,136 325,201 587,78 264,0">
          <text:p/>
        </draw:polygon>
        <draw:polygon draw:style-name="gr29" draw:text-style-name="P17" draw:layer="layout" svg:width="0.587cm" svg:height="0.222cm" svg:x="5.421cm" svg:y="4.498cm" svg:viewBox="0 0 588 223" draw:points="0,126 322,223 588,109 268,0">
          <text:p/>
        </draw:polygon>
        <draw:polygon draw:style-name="gr30" draw:text-style-name="P18" draw:layer="layout" svg:width="0.588cm" svg:height="0.265cm" svg:x="4.833cm" svg:y="4.501cm" svg:viewBox="0 0 589 266" draw:points="0,150 320,266 589,124 271,0">
          <text:p/>
        </draw:polygon>
        <draw:polygon draw:style-name="gr30" draw:text-style-name="P18" draw:layer="layout" svg:width="0.588cm" svg:height="0.307cm" svg:x="4.245cm" svg:y="4.517cm" svg:viewBox="0 0 589 308" draw:points="0,154 318,308 589,134 272,0">
          <text:p/>
        </draw:polygon>
        <draw:polygon draw:style-name="gr31" draw:text-style-name="P19" draw:layer="layout" svg:width="0.588cm" svg:height="0.327cm" svg:x="3.657cm" svg:y="4.557cm" svg:viewBox="0 0 589 328" draw:points="0,200 314,328 589,114 274,0">
          <text:p/>
        </draw:polygon>
        <draw:polygon draw:style-name="gr32" draw:text-style-name="P20" draw:layer="layout" svg:width="0.59cm" svg:height="0.135cm" svg:x="6.332cm" svg:y="4.548cm" svg:viewBox="0 0 591 136" draw:points="0,123 329,136 591,36 262,0">
          <text:p/>
        </draw:polygon>
        <draw:polygon draw:style-name="gr33" draw:text-style-name="P21" draw:layer="layout" svg:width="0.59cm" svg:height="0.139cm" svg:x="5.742cm" svg:y="4.607cm" svg:viewBox="0 0 591 140" draw:points="0,112 325,140 591,65 266,0">
          <text:p/>
        </draw:polygon>
        <draw:polygon draw:style-name="gr34" draw:text-style-name="P22" draw:layer="layout" svg:width="0.59cm" svg:height="0.212cm" svg:x="5.152cm" svg:y="4.624cm" svg:viewBox="0 0 591 213" draw:points="0,141 321,213 591,95 269,0">
          <text:p/>
        </draw:polygon>
        <draw:polygon draw:style-name="gr35" draw:text-style-name="P23" draw:layer="layout" svg:width="0.59cm" svg:height="0.292cm" svg:x="4.561cm" svg:y="4.65cm" svg:viewBox="0 0 591 293" draw:points="0,174 318,293 591,116 271,0">
          <text:p/>
        </draw:polygon>
        <draw:polygon draw:style-name="gr36" draw:text-style-name="P24" draw:layer="layout" svg:width="0.591cm" svg:height="0.348cm" svg:x="3.97cm" svg:y="4.671cm" svg:viewBox="0 0 592 349" draw:points="0,214 316,349 592,153 274,0">
          <text:p/>
        </draw:polygon>
        <draw:polygon draw:style-name="gr29" draw:text-style-name="P17" draw:layer="layout" svg:width="0.592cm" svg:height="0.335cm" svg:x="3.378cm" svg:y="4.756cm" svg:viewBox="0 0 593 336" draw:points="0,177 316,336 593,129 280,0">
          <text:p/>
        </draw:polygon>
        <draw:polygon draw:style-name="gr34" draw:text-style-name="P22" draw:layer="layout" svg:width="0.593cm" svg:height="0.303cm" svg:x="4.286cm" svg:y="4.824cm" svg:viewBox="0 0 594 304" draw:points="0,194 320,304 594,118 276,0">
          <text:p/>
        </draw:polygon>
        <draw:polygon draw:style-name="gr36" draw:text-style-name="P24" draw:layer="layout" svg:width="0.593cm" svg:height="0.339cm" svg:x="3.693cm" svg:y="4.884cm" svg:viewBox="0 0 594 340" draw:points="0,206 318,340 594,134 278,0">
          <text:p/>
        </draw:polygon>
        <draw:polygon draw:style-name="gr32" draw:text-style-name="P20" draw:layer="layout" svg:width="0.593cm" svg:height="0.228cm" svg:x="4.879cm" svg:y="4.766cm" svg:viewBox="0 0 594 229" draw:points="0,177 323,229 594,71 272,0">
          <text:p/>
        </draw:polygon>
        <draw:polygon draw:style-name="gr31" draw:text-style-name="P19" draw:layer="layout" svg:width="0.593cm" svg:height="0.368cm" svg:x="3.099cm" svg:y="4.933cm" svg:viewBox="0 0 594 369" draw:points="0,230 316,369 594,159 279,0">
          <text:p/>
        </draw:polygon>
        <draw:polygon draw:style-name="gr37" draw:text-style-name="P25" draw:layer="layout" svg:width="0.592cm" svg:height="0.099cm" svg:x="6.66cm" svg:y="4.584cm" svg:viewBox="0 0 593 100" draw:points="0,100 334,92 593,32 262,0">
          <text:p/>
        </draw:polygon>
        <draw:polygon draw:style-name="gr38" draw:text-style-name="P26" draw:layer="layout" svg:width="0.593cm" svg:height="0.075cm" svg:x="6.067cm" svg:y="4.672cm" svg:viewBox="0 0 594 76" draw:points="0,76 331,55 594,12 265,0">
          <text:p/>
        </draw:polygon>
        <draw:polygon draw:style-name="gr39" draw:text-style-name="P27" draw:layer="layout" svg:width="0.594cm" svg:height="0.125cm" svg:x="5.472cm" svg:y="4.719cm" svg:viewBox="0 0 595 126" draw:points="0,118 327,126 595,28 269,0">
          <text:p/>
        </draw:polygon>
        <draw:polygon draw:style-name="gr36" draw:text-style-name="P24" draw:layer="layout" svg:width="0.596cm" svg:height="0.346cm" svg:x="3.414cm" svg:y="5.091cm" svg:viewBox="0 0 597 347" draw:points="0,211 318,347 597,133 280,0">
          <text:p/>
        </draw:polygon>
        <draw:polygon draw:style-name="gr40" draw:text-style-name="P28" draw:layer="layout" svg:width="0.596cm" svg:height="0.33cm" svg:x="4.009cm" svg:y="5.018cm" svg:viewBox="0 0 597 331" draw:points="0,205 320,331 597,108 278,0">
          <text:p/>
        </draw:polygon>
        <draw:polygon draw:style-name="gr31" draw:text-style-name="P19" draw:layer="layout" svg:width="0.597cm" svg:height="0.351cm" svg:x="2.817cm" svg:y="5.162cm" svg:viewBox="0 0 598 352" draw:points="0,206 316,352 598,139 283,0">
          <text:p/>
        </draw:polygon>
        <draw:polygon draw:style-name="gr41" draw:text-style-name="P29" draw:layer="layout" svg:width="0.597cm" svg:height="0.256cm" svg:x="4.605cm" svg:y="4.942cm" svg:viewBox="0 0 598 257" draw:points="0,186 323,257 598,52 276,0">
          <text:p/>
        </draw:polygon>
        <draw:polygon draw:style-name="gr42" draw:text-style-name="P30" draw:layer="layout" svg:width="0.598cm" svg:height="0.158cm" svg:x="5.201cm" svg:y="4.836cm" svg:viewBox="0 0 599 159" draw:points="0,159 326,146 599,9 272,0">
          <text:p/>
        </draw:polygon>
        <draw:polygon draw:style-name="gr43" draw:text-style-name="P31" draw:layer="layout" svg:width="0.594cm" svg:height="0.058cm" svg:x="6.993cm" svg:y="4.616cm" svg:viewBox="0 0 595 59" draw:points="0,59 337,51 595,50 259,0">
          <text:p/>
        </draw:polygon>
        <draw:polygon draw:style-name="gr44" draw:text-style-name="P32" draw:layer="layout" svg:width="0.598cm" svg:height="0.118cm" svg:x="5.799cm" svg:y="4.727cm" svg:viewBox="0 0 599 119" draw:points="0,119 331,56 599,0 269,19">
          <text:p/>
        </draw:polygon>
        <draw:path draw:style-name="gr45" draw:text-style-name="P33" draw:layer="layout" svg:width="0.597cm" svg:height="0.052cm" svg:x="6.396cm" svg:y="4.675cm" svg:viewBox="0 0 598 53" svg:d="M0 53l305-45-40 1zM335 3l263-3-293 8z">
          <text:p/>
        </draw:path>
        <draw:polygon draw:style-name="gr36" draw:text-style-name="P24" draw:layer="layout" svg:width="0.599cm" svg:height="0.351cm" svg:x="3.132cm" svg:y="5.301cm" svg:viewBox="0 0 600 352" draw:points="0,213 317,352 600,136 282,0">
          <text:p/>
        </draw:polygon>
        <draw:polygon draw:style-name="gr34" draw:text-style-name="P22" draw:layer="layout" svg:width="0.598cm" svg:height="0.342cm" svg:x="3.73cm" svg:y="5.224cm" svg:viewBox="0 0 599 343" draw:points="0,214 319,343 599,125 279,0">
          <text:p/>
        </draw:polygon>
        <draw:polygon draw:style-name="gr31" draw:text-style-name="P19" draw:layer="layout" svg:width="0.6cm" svg:height="0.362cm" svg:x="2.532cm" svg:y="5.368cm" svg:viewBox="0 0 601 363" draw:points="0,207 314,363 601,145 285,0">
          <text:p/>
        </draw:polygon>
        <draw:polygon draw:style-name="gr41" draw:text-style-name="P29" draw:layer="layout" svg:width="0.599cm" svg:height="0.304cm" svg:x="4.328cm" svg:y="5.126cm" svg:viewBox="0 0 600 305" draw:points="0,221 323,305 600,71 277,0">
          <text:p/>
        </draw:polygon>
        <draw:polygon draw:style-name="gr46" draw:text-style-name="P34" draw:layer="layout" svg:width="0.6cm" svg:height="0.217cm" svg:x="4.927cm" svg:y="4.98cm" svg:viewBox="0 0 601 218" draw:points="0,218 325,203 601,0 274,14">
          <text:p/>
        </draw:polygon>
        <draw:polygon draw:style-name="gr47" draw:text-style-name="P35" draw:layer="layout" svg:width="0.565cm" svg:height="0.714cm" svg:x="8.653cm" svg:y="6.074cm" svg:viewBox="0 0 566 715" draw:points="0,0 313,715 566,554 243,108">
          <text:p/>
        </draw:polygon>
        <draw:polygon draw:style-name="gr48" draw:text-style-name="P36" draw:layer="layout" svg:width="0.594cm" svg:height="0.103cm" svg:x="7.33cm" svg:y="4.664cm" svg:viewBox="0 0 595 104" draw:points="0,3 344,0 595,104 258,2">
          <text:p/>
        </draw:polygon>
        <draw:polygon draw:style-name="gr49" draw:text-style-name="P37" draw:layer="layout" svg:width="0.602cm" svg:height="0.198cm" svg:x="5.527cm" svg:y="4.783cm" svg:viewBox="0 0 603 199" draw:points="0,199 331,109 603,0 272,62">
          <text:p/>
        </draw:polygon>
        <draw:polygon draw:style-name="gr27" draw:text-style-name="P15" draw:layer="layout" svg:width="0.601cm" svg:height="0.399cm" svg:x="2.246cm" svg:y="5.576cm" svg:viewBox="0 0 602 400" draw:points="0,247 316,400 602,154 287,0">
          <text:p/>
        </draw:polygon>
        <draw:polygon draw:style-name="gr34" draw:text-style-name="P22" draw:layer="layout" svg:width="0.601cm" svg:height="0.34cm" svg:x="3.448cm" svg:y="5.436cm" svg:viewBox="0 0 602 341" draw:points="0,217 320,341 602,131 283,0">
          <text:p/>
        </draw:polygon>
        <draw:polygon draw:style-name="gr36" draw:text-style-name="P24" draw:layer="layout" svg:width="0.602cm" svg:height="0.341cm" svg:x="2.846cm" svg:y="5.513cm" svg:viewBox="0 0 603 342" draw:points="0,218 318,342 603,140 286,0">
          <text:p/>
        </draw:polygon>
        <draw:polygon draw:style-name="gr50" draw:text-style-name="P38" draw:layer="layout" svg:width="0.601cm" svg:height="0.29cm" svg:x="4.049cm" svg:y="5.348cm" svg:viewBox="0 0 602 291" draw:points="0,219 323,291 602,83 280,0">
          <text:p/>
        </draw:polygon>
        <draw:polygon draw:style-name="gr51" draw:text-style-name="P39" draw:layer="layout" svg:width="0.6cm" svg:height="0.106cm" svg:x="6.73cm" svg:y="4.572cm" svg:viewBox="0 0 601 107" draw:points="0,107 343,0 601,96 263,104">
          <text:p/>
        </draw:polygon>
        <draw:polygon draw:style-name="gr52" draw:text-style-name="P40" draw:layer="layout" svg:width="0.602cm" svg:height="0.12cm" svg:x="6.128cm" svg:y="4.663cm" svg:viewBox="0 0 603 121" draw:points="0,121 336,0 603,15 268,64">
          <text:p/>
        </draw:polygon>
        <draw:polygon draw:style-name="gr46" draw:text-style-name="P34" draw:layer="layout" svg:width="0.602cm" svg:height="0.247cm" svg:x="4.65cm" svg:y="5.182cm" svg:viewBox="0 0 603 248" draw:points="0,248 325,218 603,0 278,15">
          <text:p/>
        </draw:polygon>
        <draw:polygon draw:style-name="gr34" draw:text-style-name="P22" draw:layer="layout" svg:width="0.551cm" svg:height="0.965cm" svg:x="8.344cm" svg:y="5.217cm" svg:viewBox="0 0 552 966" draw:points="0,0 310,858 552,966 244,194">
          <text:p/>
        </draw:polygon>
        <draw:path draw:style-name="gr53" draw:text-style-name="P41" draw:layer="layout" svg:width="0.584cm" svg:height="0.387cm" svg:x="7.673cm" svg:y="4.664cm" svg:viewBox="0 0 585 388" svg:d="M0 0l319 160-67-57zM340 171l245 217-266-228z">
          <text:p/>
        </draw:path>
        <draw:polygon draw:style-name="gr54" draw:text-style-name="P42" draw:layer="layout" svg:width="0.601cm" svg:height="0.431cm" svg:x="1.959cm" svg:y="5.823cm" svg:viewBox="0 0 602 432" draw:points="0,287 314,432 602,151 286,0">
          <text:p/>
        </draw:polygon>
        <draw:polygon draw:style-name="gr29" draw:text-style-name="P17" draw:layer="layout" svg:width="0.603cm" svg:height="0.4cm" svg:x="2.56cm" svg:y="5.73cm" svg:viewBox="0 0 604 401" draw:points="0,245 318,401 604,124 286,0">
          <text:p/>
        </draw:polygon>
        <draw:polygon draw:style-name="gr34" draw:text-style-name="P22" draw:layer="layout" svg:width="0.604cm" svg:height="0.348cm" svg:x="3.163cm" svg:y="5.652cm" svg:viewBox="0 0 605 349" draw:points="0,203 320,349 605,125 285,0">
          <text:p/>
        </draw:polygon>
        <draw:polygon draw:style-name="gr55" draw:text-style-name="P43" draw:layer="layout" svg:width="0.605cm" svg:height="0.291cm" svg:x="5.252cm" svg:y="4.892cm" svg:viewBox="0 0 606 292" draw:points="0,292 331,203 606,0 276,89">
          <text:p/>
        </draw:polygon>
        <draw:polygon draw:style-name="gr41" draw:text-style-name="P29" draw:layer="layout" svg:width="0.604cm" svg:height="0.261cm" svg:x="3.767cm" svg:y="5.566cm" svg:viewBox="0 0 605 262" draw:points="0,212 321,262 605,71 282,0">
          <text:p/>
        </draw:polygon>
        <draw:polygon draw:style-name="gr49" draw:text-style-name="P37" draw:layer="layout" svg:width="0.575cm" svg:height="0.577cm" svg:x="8.012cm" svg:y="4.835cm" svg:viewBox="0 0 576 578" draw:points="0,0 332,383 576,578 244,216">
          <text:p/>
        </draw:polygon>
        <draw:polygon draw:style-name="gr56" draw:text-style-name="P44" draw:layer="layout" svg:width="0.603cm" svg:height="0.238cm" svg:x="4.371cm" svg:y="5.4cm" svg:viewBox="0 0 604 239" draw:points="0,239 323,217 604,0 279,30">
          <text:p/>
        </draw:polygon>
        <draw:polygon draw:style-name="gr57" draw:text-style-name="P45" draw:layer="layout" svg:width="0.543cm" svg:height="1.38cm" svg:x="8.423cm" svg:y="5.608cm" svg:viewBox="0 0 544 1381" draw:points="0,0 284,1381 544,1181 230,466">
          <text:p/>
        </draw:polygon>
        <draw:polygon draw:style-name="gr58" draw:text-style-name="P46" draw:layer="layout" svg:width="0.604cm" svg:height="0.419cm" svg:x="1.67cm" svg:y="6.109cm" svg:viewBox="0 0 605 420" draw:points="0,254 316,420 605,145 291,0">
          <text:p/>
        </draw:polygon>
        <draw:polygon draw:style-name="gr59" draw:text-style-name="P47" draw:layer="layout" svg:width="0.607cm" svg:height="0.229cm" svg:x="5.857cm" svg:y="4.663cm" svg:viewBox="0 0 608 230" draw:points="0,230 337,54 608,0 272,120">
          <text:p/>
        </draw:polygon>
        <draw:polygon draw:style-name="gr26" draw:text-style-name="P14" draw:layer="layout" svg:width="0.604cm" svg:height="0.442cm" svg:x="2.274cm" svg:y="5.974cm" svg:viewBox="0 0 605 443" draw:points="0,280 319,443 605,156 287,0">
          <text:p/>
        </draw:polygon>
        <draw:polygon draw:style-name="gr60" draw:text-style-name="P48" draw:layer="layout" svg:width="0.601cm" svg:height="0.22cm" svg:x="7.072cm" svg:y="4.447cm" svg:viewBox="0 0 602 221" draw:points="0,125 348,0 602,218 259,221">
          <text:p/>
        </draw:polygon>
        <draw:polygon draw:style-name="gr61" draw:text-style-name="P49" draw:layer="layout" svg:width="0.605cm" svg:height="0.402cm" svg:x="2.878cm" svg:y="5.854cm" svg:viewBox="0 0 606 403" draw:points="0,277 321,403 606,146 286,0">
          <text:p/>
        </draw:polygon>
        <draw:polygon draw:style-name="gr62" draw:text-style-name="P50" draw:layer="layout" svg:width="0.607cm" svg:height="0.234cm" svg:x="6.465cm" svg:y="4.444cm" svg:viewBox="0 0 608 235" draw:points="0,220 346,0 608,130 267,235">
          <text:p/>
        </draw:polygon>
        <draw:polygon draw:style-name="gr55" draw:text-style-name="P43" draw:layer="layout" svg:width="0.607cm" svg:height="0.305cm" svg:x="4.974cm" svg:y="5.095cm" svg:viewBox="0 0 608 306" draw:points="0,306 330,219 608,0 278,89">
          <text:p/>
        </draw:polygon>
        <draw:polygon draw:style-name="gr50" draw:text-style-name="P38" draw:layer="layout" svg:width="0.605cm" svg:height="0.291cm" svg:x="3.483cm" svg:y="5.777cm" svg:viewBox="0 0 606 292" draw:points="0,225 322,292 606,51 285,0">
          <text:p/>
        </draw:polygon>
        <draw:polygon draw:style-name="gr20" draw:text-style-name="P8" draw:layer="layout" svg:width="0.608cm" svg:height="0.432cm" svg:x="1.376cm" svg:y="6.362cm" svg:viewBox="0 0 609 433" draw:points="0,242 317,433 609,166 294,0">
          <text:p/>
        </draw:polygon>
        <draw:polygon draw:style-name="gr46" draw:text-style-name="P34" draw:layer="layout" svg:width="0.606cm" svg:height="0.212cm" svg:x="4.088cm" svg:y="5.616cm" svg:viewBox="0 0 607 213" draw:points="0,213 325,194 607,0 284,23">
          <text:p/>
        </draw:polygon>
        <draw:polygon draw:style-name="gr23" draw:text-style-name="P11" draw:layer="layout" svg:width="0.607cm" svg:height="0.447cm" svg:x="1.984cm" svg:y="6.254cm" svg:viewBox="0 0 608 448" draw:points="0,275 319,448 608,163 290,0">
          <text:p/>
        </draw:polygon>
        <draw:polygon draw:style-name="gr28" draw:text-style-name="P16" draw:layer="layout" svg:width="0.606cm" svg:height="0.427cm" svg:x="2.591cm" svg:y="6.13cm" svg:viewBox="0 0 607 428" draw:points="0,286 320,428 607,126 286,0">
          <text:p/>
        </draw:polygon>
        <draw:polygon draw:style-name="gr63" draw:text-style-name="P51" draw:layer="layout" svg:width="0.612cm" svg:height="0.378cm" svg:x="5.582cm" svg:y="4.717cm" svg:viewBox="0 0 613 379" draw:points="0,379 336,218 613,0 276,176">
          <text:p/>
        </draw:polygon>
        <draw:polygon draw:style-name="gr64" draw:text-style-name="P52" draw:layer="layout" svg:width="0.606cm" svg:height="0.325cm" svg:x="3.198cm" svg:y="6cm" svg:viewBox="0 0 607 326" draw:points="0,257 321,326 607,67 285,0">
          <text:p/>
        </draw:polygon>
        <draw:polygon draw:style-name="gr65" draw:text-style-name="P53" draw:layer="layout" svg:width="0.61cm" svg:height="0.303cm" svg:x="4.694cm" svg:y="5.313cm" svg:viewBox="0 0 611 304" draw:points="0,304 330,215 611,0 281,87">
          <text:p/>
        </draw:polygon>
        <draw:polygon draw:style-name="gr66" draw:text-style-name="P54" draw:layer="layout" svg:width="0.593cm" svg:height="0.459cm" svg:x="7.419cm" svg:y="4.376cm" svg:viewBox="0 0 594 460" draw:points="0,71 352,0 594,460 255,288">
          <text:p/>
        </draw:polygon>
        <draw:polygon draw:style-name="gr57" draw:text-style-name="P45" draw:layer="layout" svg:width="0.611cm" svg:height="0.428cm" svg:x="1.692cm" svg:y="6.528cm" svg:viewBox="0 0 612 429" draw:points="0,266 319,429 612,173 293,0">
          <text:p/>
        </draw:polygon>
        <draw:polygon draw:style-name="gr52" draw:text-style-name="P40" draw:layer="layout" svg:width="0.539cm" svg:height="1.471cm" svg:x="8.114cm" svg:y="4.602cm" svg:viewBox="0 0 540 1472" draw:points="0,0 310,1007 540,1472 231,616">
          <text:p/>
        </draw:polygon>
        <draw:polygon draw:style-name="gr24" draw:text-style-name="P12" draw:layer="layout" svg:width="0.608cm" svg:height="0.428cm" svg:x="2.303cm" svg:y="6.416cm" svg:viewBox="0 0 609 429" draw:points="0,286 320,429 609,141 290,0">
          <text:p/>
        </draw:polygon>
        <draw:polygon draw:style-name="gr46" draw:text-style-name="P34" draw:layer="layout" svg:width="0.608cm" svg:height="0.258cm" svg:x="3.804cm" svg:y="5.809cm" svg:viewBox="0 0 609 259" draw:points="0,259 323,250 609,0 284,18">
          <text:p/>
        </draw:polygon>
        <draw:polygon draw:style-name="gr67" draw:text-style-name="P55" draw:layer="layout" svg:width="0.616cm" svg:height="0.29cm" svg:x="6.193cm" svg:y="4.427cm" svg:viewBox="0 0 617 291" draw:points="0,291 346,0 617,16 271,237">
          <text:p/>
        </draw:polygon>
        <draw:polygon draw:style-name="gr35" draw:text-style-name="P23" draw:layer="layout" svg:width="0.607cm" svg:height="0.405cm" svg:x="2.911cm" svg:y="6.256cm" svg:viewBox="0 0 608 406" draw:points="0,301 322,406 608,69 287,0">
          <text:p/>
        </draw:polygon>
        <draw:polygon draw:style-name="gr68" draw:text-style-name="P56" draw:layer="layout" svg:width="0.614cm" svg:height="0.379cm" svg:x="5.304cm" svg:y="4.934cm" svg:viewBox="0 0 615 380" draw:points="0,380 335,351 615,0 279,161">
          <text:p/>
        </draw:polygon>
        <draw:polygon draw:style-name="gr69" draw:text-style-name="P57" draw:layer="layout" svg:width="0.508cm" svg:height="2.354cm" svg:x="8.199cm" svg:y="4.842cm" svg:viewBox="0 0 509 2355" draw:points="0,0 246,2355 509,2147 224,766">
          <text:p/>
        </draw:polygon>
        <draw:polygon draw:style-name="gr70" draw:text-style-name="P58" draw:layer="layout" svg:width="0.574cm" svg:height="0.841cm" svg:x="7.77cm" svg:y="4.376cm" svg:viewBox="0 0 575 842" draw:points="0,0 345,227 575,842 243,459">
          <text:p/>
        </draw:polygon>
        <draw:polygon draw:style-name="gr71" draw:text-style-name="P59" draw:layer="layout" svg:width="0.61cm" svg:height="0.442cm" svg:x="6.809cm" svg:y="4.13cm" svg:viewBox="0 0 611 443" draw:points="0,313 353,0 611,316 263,443">
          <text:p/>
        </draw:polygon>
        <draw:polygon draw:style-name="gr55" draw:text-style-name="P43" draw:layer="layout" svg:width="0.611cm" svg:height="0.282cm" svg:x="4.412cm" svg:y="5.527cm" svg:viewBox="0 0 612 283" draw:points="0,283 327,198 612,0 282,89">
          <text:p/>
        </draw:polygon>
        <draw:polygon draw:style-name="gr58" draw:text-style-name="P46" draw:layer="layout" svg:width="0.612cm" svg:height="0.401cm" svg:x="2.01cm" svg:y="6.701cm" svg:viewBox="0 0 613 402" draw:points="0,256 319,402 613,144 293,0">
          <text:p/>
        </draw:polygon>
        <draw:polygon draw:style-name="gr72" draw:text-style-name="P60" draw:layer="layout" svg:width="0.608cm" svg:height="0.29cm" svg:x="3.519cm" svg:y="6.057cm" svg:viewBox="0 0 609 291" draw:points="0,269 324,291 609,0 286,10">
          <text:p/>
        </draw:polygon>
        <draw:polygon draw:style-name="gr27" draw:text-style-name="P15" draw:layer="layout" svg:width="0.611cm" svg:height="0.405cm" svg:x="2.622cm" svg:y="6.556cm" svg:viewBox="0 0 612 406" draw:points="0,287 322,406 612,105 290,0">
          <text:p/>
        </draw:polygon>
        <draw:polygon draw:style-name="gr68" draw:text-style-name="P56" draw:layer="layout" svg:width="0.615cm" svg:height="0.243cm" svg:x="5.023cm" svg:y="5.284cm" svg:viewBox="0 0 616 244" draw:points="0,244 334,68 616,0 281,29">
          <text:p/>
        </draw:polygon>
        <draw:polygon draw:style-name="gr73" draw:text-style-name="P61" draw:layer="layout" svg:width="0.61cm" svg:height="0.389cm" svg:x="3.232cm" svg:y="6.325cm" svg:viewBox="0 0 611 390" draw:points="0,337 323,390 611,22 286,0">
          <text:p/>
        </draw:polygon>
        <draw:polygon draw:style-name="gr74" draw:text-style-name="P62" draw:layer="layout" svg:width="0.621cm" svg:height="0.507cm" svg:x="5.918cm" svg:y="4.427cm" svg:viewBox="0 0 622 508" draw:points="0,508 344,244 622,0 277,289">
          <text:p/>
        </draw:polygon>
        <draw:polygon draw:style-name="gr55" draw:text-style-name="P43" draw:layer="layout" svg:width="0.613cm" svg:height="0.333cm" svg:x="4.127cm" svg:y="5.725cm" svg:viewBox="0 0 614 334" draw:points="0,334 329,238 614,0 286,84">
          <text:p/>
        </draw:polygon>
        <draw:polygon draw:style-name="gr54" draw:text-style-name="P42" draw:layer="layout" svg:width="0.615cm" svg:height="0.375cm" svg:x="2.329cm" svg:y="6.844cm" svg:viewBox="0 0 616 376" draw:points="0,259 322,376 616,118 294,0">
          <text:p/>
        </draw:polygon>
        <draw:polygon draw:style-name="gr75" draw:text-style-name="P63" draw:layer="layout" svg:width="0.612cm" svg:height="0.373cm" svg:x="2.944cm" svg:y="6.661cm" svg:viewBox="0 0 613 374" draw:points="0,300 324,374 613,53 290,0">
          <text:p/>
        </draw:polygon>
        <draw:polygon draw:style-name="gr76" draw:text-style-name="P64" draw:layer="layout" svg:width="0.613cm" svg:height="0.385cm" svg:x="3.842cm" svg:y="5.962cm" svg:viewBox="0 0 614 386" draw:points="0,386 326,363 614,0 285,95">
          <text:p/>
        </draw:polygon>
        <draw:polygon draw:style-name="gr77" draw:text-style-name="P65" draw:layer="layout" svg:width="0.623cm" svg:height="0.612cm" svg:x="5.638cm" svg:y="4.672cm" svg:viewBox="0 0 624 613" draw:points="0,613 341,246 624,0 280,262">
          <text:p/>
        </draw:polygon>
        <draw:polygon draw:style-name="gr78" draw:text-style-name="P66" draw:layer="layout" svg:width="0.617cm" svg:height="0.373cm" svg:x="4.74cm" svg:y="5.352cm" svg:viewBox="0 0 618 374" draw:points="0,374 334,191 618,0 284,176">
          <text:p/>
        </draw:polygon>
        <draw:polygon draw:style-name="gr55" draw:text-style-name="P43" draw:layer="layout" svg:width="0.508cm" svg:height="2.717cm" svg:x="7.937cm" svg:y="4.736cm" svg:viewBox="0 0 509 2718" draw:points="0,0 243,2718 509,2460 263,106">
          <text:p/>
        </draw:polygon>
        <draw:polygon draw:style-name="gr79" draw:text-style-name="P67" draw:layer="layout" svg:width="0.607cm" svg:height="0.65cm" svg:x="7.163cm" svg:y="3.797cm" svg:viewBox="0 0 608 651" draw:points="0,335 362,0 608,580 257,651">
          <text:p/>
        </draw:polygon>
        <draw:polygon draw:style-name="gr80" draw:text-style-name="P68" draw:layer="layout" svg:width="0.624cm" svg:height="0.43cm" svg:x="6.539cm" svg:y="4.014cm" svg:viewBox="0 0 625 431" draw:points="0,415 356,0 625,117 270,431">
          <text:p/>
        </draw:polygon>
        <draw:polygon draw:style-name="gr81" draw:text-style-name="P69" draw:layer="layout" svg:width="0.561cm" svg:height="2.947cm" svg:x="7.619cm" svg:y="4.736cm" svg:viewBox="0 0 562 2948" draw:points="0,1414 294,2948 562,2718 319,0">
          <text:p/>
        </draw:polygon>
        <draw:polygon draw:style-name="gr75" draw:text-style-name="P63" draw:layer="layout" svg:width="0.565cm" svg:height="1.761cm" svg:x="7.347cm" svg:y="6.149cm" svg:viewBox="0 0 566 1762" draw:points="0,97 297,1762 566,1535 271,0">
          <text:p/>
        </draw:polygon>
        <draw:polygon draw:style-name="gr82" draw:text-style-name="P70" draw:layer="layout" svg:width="0.613cm" svg:height="0.408cm" svg:x="3.555cm" svg:y="6.324cm" svg:viewBox="0 0 614 409" draw:points="0,391 327,409 614,0 287,23">
          <text:p/>
        </draw:polygon>
        <draw:polygon draw:style-name="gr29" draw:text-style-name="P17" draw:layer="layout" svg:width="0.617cm" svg:height="0.367cm" svg:x="2.65cm" svg:y="6.961cm" svg:viewBox="0 0 618 368" draw:points="0,258 324,368 618,72 294,0">
          <text:p/>
        </draw:polygon>
        <draw:polygon draw:style-name="gr77" draw:text-style-name="P65" draw:layer="layout" svg:width="0.623cm" svg:height="0.434cm" svg:x="5.357cm" svg:y="4.918cm" svg:viewBox="0 0 624 435" draw:points="0,435 341,207 624,0 282,366">
          <text:p/>
        </draw:polygon>
        <draw:polygon draw:style-name="gr39" draw:text-style-name="P27" draw:layer="layout" svg:width="0.615cm" svg:height="0.377cm" svg:x="3.267cm" svg:y="6.714cm" svg:viewBox="0 0 616 378" draw:points="0,320 326,378 616,18 289,0">
          <text:p/>
        </draw:polygon>
        <draw:polygon draw:style-name="gr78" draw:text-style-name="P66" draw:layer="layout" svg:width="0.618cm" svg:height="0.42cm" svg:x="4.455cm" svg:y="5.542cm" svg:viewBox="0 0 619 421" draw:points="0,421 331,239 619,0 285,183">
          <text:p/>
        </draw:polygon>
        <draw:polygon draw:style-name="gr83" draw:text-style-name="P71" draw:layer="layout" svg:width="0.541cm" svg:height="1.816cm" svg:x="7.881cm" svg:y="3.792cm" svg:viewBox="0 0 542 1817" draw:points="0,0 318,1050 542,1817 232,810">
          <text:p/>
        </draw:polygon>
        <draw:polygon draw:style-name="gr40" draw:text-style-name="P28" draw:layer="layout" svg:width="0.576cm" svg:height="1.891cm" svg:x="7.068cm" svg:y="6.246cm" svg:viewBox="0 0 577 1892" draw:points="0,262 306,1892 577,1664 281,0">
          <text:p/>
        </draw:polygon>
        <draw:polygon draw:style-name="gr84" draw:text-style-name="P72" draw:layer="layout" svg:width="0.633cm" svg:height="0.658cm" svg:x="6.26cm" svg:y="4.014cm" svg:viewBox="0 0 634 659" draw:points="0,659 353,320 634,0 280,415">
          <text:p/>
        </draw:polygon>
        <draw:polygon draw:style-name="gr85" draw:text-style-name="P73" draw:layer="layout" svg:width="0.619cm" svg:height="0.375cm" svg:x="2.974cm" svg:y="7.034cm" svg:viewBox="0 0 620 376" draw:points="0,295 327,376 620,57 294,0">
          <text:p/>
        </draw:polygon>
        <draw:polygon draw:style-name="gr86" draw:text-style-name="P74" draw:layer="layout" svg:width="0.617cm" svg:height="0.543cm" svg:x="4.168cm" svg:y="5.781cm" svg:viewBox="0 0 618 544" draw:points="0,544 332,434 618,0 287,183">
          <text:p/>
        </draw:polygon>
        <draw:polygon draw:style-name="gr87" draw:text-style-name="P75" draw:layer="layout" svg:width="0.59cm" svg:height="0.81cm" svg:x="7.524cm" svg:y="3.792cm" svg:viewBox="0 0 591 811" draw:points="0,4 358,0 591,811 246,584">
          <text:p/>
        </draw:polygon>
        <draw:polygon draw:style-name="gr88" draw:text-style-name="P76" draw:layer="layout" svg:width="0.617cm" svg:height="0.519cm" svg:x="3.882cm" svg:y="6.214cm" svg:viewBox="0 0 618 520" draw:points="0,520 330,487 618,0 286,110">
          <text:p/>
        </draw:polygon>
        <draw:polygon draw:style-name="gr89" draw:text-style-name="P77" draw:layer="layout" svg:width="0.625cm" svg:height="0.417cm" svg:x="5.073cm" svg:y="5.125cm" svg:viewBox="0 0 626 418" draw:points="0,418 339,136 626,0 284,227">
          <text:p/>
        </draw:polygon>
        <draw:polygon draw:style-name="gr90" draw:text-style-name="P78" draw:layer="layout" svg:width="0.633cm" svg:height="0.585cm" svg:x="5.979cm" svg:y="4.332cm" svg:viewBox="0 0 634 586" draw:points="0,586 350,309 634,0 281,339">
          <text:p/>
        </draw:polygon>
        <draw:polygon draw:style-name="gr91" draw:text-style-name="P79" draw:layer="layout" svg:width="0.618cm" svg:height="0.395cm" svg:x="3.593cm" svg:y="6.7cm" svg:viewBox="0 0 619 396" draw:points="0,392 330,396 619,0 290,32">
          <text:p/>
        </draw:polygon>
        <draw:polygon draw:style-name="gr92" draw:text-style-name="P80" draw:layer="layout" svg:width="0.63cm" svg:height="0.567cm" svg:x="6.894cm" svg:y="3.563cm" svg:viewBox="0 0 631 568" draw:points="0,451 367,0 631,233 270,568">
          <text:p/>
        </draw:polygon>
        <draw:polygon draw:style-name="gr69" draw:text-style-name="P57" draw:layer="layout" svg:width="0.621cm" svg:height="0.381cm" svg:x="3.3cm" svg:y="7.091cm" svg:viewBox="0 0 622 382" draw:points="0,319 331,382 622,4 293,0">
          <text:p/>
        </draw:polygon>
        <draw:polygon draw:style-name="gr69" draw:text-style-name="P57" draw:layer="layout" svg:width="0.57cm" svg:height="2.303cm" svg:x="6.803cm" svg:y="6.068cm" svg:viewBox="0 0 571 2304" draw:points="0,0 295,2304 571,2071 265,441">
          <text:p/>
        </draw:polygon>
        <draw:polygon draw:style-name="gr93" draw:text-style-name="P81" draw:layer="layout" svg:width="0.627cm" svg:height="0.52cm" svg:x="4.785cm" svg:y="5.261cm" svg:viewBox="0 0 628 521" draw:points="0,521 339,240 628,0 289,281">
          <text:p/>
        </draw:polygon>
        <draw:polygon draw:style-name="gr94" draw:text-style-name="P82" draw:layer="layout" svg:width="0.633cm" svg:height="0.484cm" svg:x="5.697cm" svg:y="4.641cm" svg:viewBox="0 0 634 485" draw:points="0,485 349,217 634,0 283,277">
          <text:p/>
        </draw:polygon>
        <draw:polygon draw:style-name="gr95" draw:text-style-name="P83" draw:layer="layout" svg:width="0.625cm" svg:height="0.713cm" svg:x="4.499cm" svg:y="5.501cm" svg:viewBox="0 0 626 714" draw:points="0,714 335,528 626,0 286,280">
          <text:p/>
        </draw:polygon>
        <draw:polygon draw:style-name="gr78" draw:text-style-name="P66" draw:layer="layout" svg:width="0.623cm" svg:height="0.671cm" svg:x="4.211cm" svg:y="6.029cm" svg:viewBox="0 0 624 672" draw:points="0,672 335,563 624,0 289,185">
          <text:p/>
        </draw:polygon>
        <draw:polygon draw:style-name="gr96" draw:text-style-name="P84" draw:layer="layout" svg:width="0.624cm" svg:height="0.521cm" svg:x="3.922cm" svg:y="6.591cm" svg:viewBox="0 0 625 522" draw:points="0,505 334,522 625,0 290,110">
          <text:p/>
        </draw:polygon>
        <draw:polygon draw:style-name="gr97" draw:text-style-name="P85" draw:layer="layout" svg:width="0.647cm" svg:height="0.769cm" svg:x="6.613cm" svg:y="3.563cm" svg:viewBox="0 0 648 770" draw:points="0,770 361,386 648,0 281,451">
          <text:p/>
        </draw:polygon>
        <draw:polygon draw:style-name="gr98" draw:text-style-name="P86" draw:layer="layout" svg:width="0.625cm" svg:height="0.463cm" svg:x="3.631cm" svg:y="7.095cm" svg:viewBox="0 0 626 464" draw:points="0,378 335,464 626,16 292,0">
          <text:p/>
        </draw:polygon>
        <draw:polygon draw:style-name="gr99" draw:text-style-name="P87" draw:layer="layout" svg:width="0.633cm" svg:height="0.403cm" svg:x="5.412cm" svg:y="4.858cm" svg:viewBox="0 0 634 404" draw:points="0,404 348,99 634,0 285,267">
          <text:p/>
        </draw:polygon>
        <draw:polygon draw:style-name="gr100" draw:text-style-name="P88" draw:layer="layout" svg:width="0.588cm" svg:height="2.249cm" svg:x="7.031cm" svg:y="3.998cm" svg:viewBox="0 0 589 2250" draw:points="0,845 317,2250 589,2153 300,0">
          <text:p/>
        </draw:polygon>
        <draw:polygon draw:style-name="gr101" draw:text-style-name="P89" draw:layer="layout" svg:width="0.578cm" svg:height="1.334cm" svg:x="7.621cm" svg:y="3.508cm" svg:viewBox="0 0 579 1335" draw:points="0,0 318,1229 579,1335 262,284">
          <text:p/>
        </draw:polygon>
        <draw:polygon draw:style-name="gr102" draw:text-style-name="P90" draw:layer="layout" svg:width="0.644cm" svg:height="0.694cm" svg:x="6.329cm" svg:y="3.948cm" svg:viewBox="0 0 645 695" draw:points="0,695 354,581 645,0 284,385">
          <text:p/>
        </draw:polygon>
        <draw:polygon draw:style-name="gr103" draw:text-style-name="P91" draw:layer="layout" svg:width="0.621cm" svg:height="0.288cm" svg:x="7.26cm" svg:y="3.508cm" svg:viewBox="0 0 622 289" draw:points="0,55 362,0 622,285 265,289">
          <text:p/>
        </draw:polygon>
        <draw:polygon draw:style-name="gr104" draw:text-style-name="P92" draw:layer="layout" svg:width="0.574cm" svg:height="2.738cm" svg:x="6.524cm" svg:y="5.863cm" svg:viewBox="0 0 575 2739" draw:points="0,0 298,2739 575,2509 280,205">
          <text:p/>
        </draw:polygon>
        <draw:polygon draw:style-name="gr105" draw:text-style-name="P93" draw:layer="layout" svg:width="0.606cm" svg:height="2.641cm" svg:x="7.331cm" svg:y="3.508cm" svg:viewBox="0 0 607 2642" draw:points="0,489 287,2642 607,1228 290,0">
          <text:p/>
        </draw:polygon>
        <draw:polygon draw:style-name="gr106" draw:text-style-name="P94" draw:layer="layout" svg:width="0.6cm" svg:height="1.668cm" svg:x="6.748cm" svg:y="4.841cm" svg:viewBox="0 0 601 1669" draw:points="0,220 320,1669 601,1406 283,0">
          <text:p/>
        </draw:polygon>
        <draw:polygon draw:style-name="gr107" draw:text-style-name="P95" draw:layer="layout" svg:width="0.638cm" svg:height="0.331cm" svg:x="6.045cm" svg:y="4.528cm" svg:viewBox="0 0 639 332" draw:points="0,332 351,259 639,0 284,113">
          <text:p/>
        </draw:polygon>
        <draw:polygon draw:style-name="gr65" draw:text-style-name="P53" draw:layer="layout" svg:width="0.629cm" svg:height="0.59cm" svg:x="3.965cm" svg:y="7.108cm" svg:viewBox="0 0 630 591" draw:points="0,451 339,591 630,0 291,3">
          <text:p/>
        </draw:polygon>
        <draw:polygon draw:style-name="gr108" draw:text-style-name="P96" draw:layer="layout" svg:width="0.636cm" svg:height="0.543cm" svg:x="5.123cm" svg:y="4.958cm" svg:viewBox="0 0 637 544" draw:points="0,544 345,151 637,0 289,304">
          <text:p/>
        </draw:polygon>
        <draw:polygon draw:style-name="gr63" draw:text-style-name="P51" draw:layer="layout" svg:width="0.629cm" svg:height="0.668cm" svg:x="4.256cm" svg:y="6.444cm" svg:viewBox="0 0 630 669" draw:points="0,669 339,665 630,0 291,147">
          <text:p/>
        </draw:polygon>
        <draw:polygon draw:style-name="gr109" draw:text-style-name="P97" draw:layer="layout" svg:width="0.627cm" svg:height="1.702cm" svg:x="5.632cm" svg:y="7.601cm" svg:viewBox="0 0 628 1703" draw:points="0,927 344,1703 628,1460 295,0">
          <text:p/>
        </draw:polygon>
        <draw:polygon draw:style-name="gr47" draw:text-style-name="P35" draw:layer="layout" svg:width="0.633cm" svg:height="1.059cm" svg:x="5.342cm" svg:y="8.526cm" svg:viewBox="0 0 634 1060" draw:points="0,616 345,1060 634,778 291,0">
          <text:p/>
        </draw:polygon>
        <draw:polygon draw:style-name="gr74" draw:text-style-name="P62" draw:layer="layout" svg:width="0.63cm" svg:height="0.879cm" svg:x="4.545cm" svg:y="5.712cm" svg:viewBox="0 0 631 880" draw:points="0,880 339,733 631,0 289,318">
          <text:p/>
        </draw:polygon>
        <draw:polygon draw:style-name="gr69" draw:text-style-name="P57" draw:layer="layout" svg:width="0.615cm" svg:height="2.701cm" svg:x="5.926cm" svg:y="6.359cm" svg:viewBox="0 0 616 2702" draw:points="0,1242 334,2702 616,2466 304,0">
          <text:p/>
        </draw:polygon>
        <draw:polygon draw:style-name="gr55" draw:text-style-name="P43" draw:layer="layout" svg:width="0.592cm" svg:height="2.961cm" svg:x="6.229cm" svg:y="5.863cm" svg:viewBox="0 0 593 2962" draw:points="0,497 313,2962 593,2739 296,0">
          <text:p/>
        </draw:polygon>
        <draw:polygon draw:style-name="gr110" draw:text-style-name="P98" draw:layer="layout" svg:width="0.634cm" svg:height="0.92cm" svg:x="4.834cm" svg:y="5.109cm" svg:viewBox="0 0 635 921" draw:points="0,921 343,604 635,0 291,393">
          <text:p/>
        </draw:polygon>
        <draw:polygon draw:style-name="gr111" draw:text-style-name="P99" draw:layer="layout" svg:width="0.648cm" svg:height="0.893cm" svg:x="6.683cm" svg:y="3.948cm" svg:viewBox="0 0 649 894" draw:points="0,581 348,894 649,50 291,0">
          <text:p/>
        </draw:polygon>
        <draw:polygon draw:style-name="gr112" draw:text-style-name="P100" draw:layer="layout" svg:width="0.647cm" svg:height="0.489cm" svg:x="6.974cm" svg:y="3.508cm" svg:viewBox="0 0 648 490" draw:points="0,441 359,490 648,0 287,55">
          <text:p/>
        </draw:polygon>
        <draw:polygon draw:style-name="gr113" draw:text-style-name="P101" draw:layer="layout" svg:width="0.634cm" svg:height="0.534cm" svg:x="6.396cm" svg:y="4.528cm" svg:viewBox="0 0 635 535" draw:points="0,259 351,535 635,314 286,0">
          <text:p/>
        </draw:polygon>
        <draw:polygon draw:style-name="gr35" draw:text-style-name="P23" draw:layer="layout" svg:width="0.638cm" svg:height="1.43cm" svg:x="4.995cm" svg:y="7.711cm" svg:viewBox="0 0 639 1431" draw:points="0,683 348,1431 639,817 293,0">
          <text:p/>
        </draw:polygon>
        <draw:polygon draw:style-name="gr88" draw:text-style-name="P76" draw:layer="layout" svg:width="0.634cm" svg:height="0.877cm" svg:x="4.304cm" svg:y="7.108cm" svg:viewBox="0 0 635 878" draw:points="0,590 345,878 635,207 291,0">
          <text:p/>
        </draw:polygon>
        <draw:polygon draw:style-name="gr114" draw:text-style-name="P102" draw:layer="layout" svg:width="0.638cm" svg:height="0.297cm" svg:x="5.759cm" svg:y="4.661cm" svg:viewBox="0 0 639 298" draw:points="0,298 356,0 639,126 287,199">
          <text:p/>
        </draw:polygon>
        <draw:polygon draw:style-name="gr45" draw:text-style-name="P33" draw:layer="layout" svg:width="0.639cm" svg:height="1.077cm" svg:x="4.648cm" svg:y="7.316cm" svg:viewBox="0 0 640 1078" draw:points="0,671 347,1078 640,395 291,0">
          <text:p/>
        </draw:polygon>
        <draw:polygon draw:style-name="gr115" draw:text-style-name="P103" draw:layer="layout" svg:width="0.597cm" svg:height="1.856cm" svg:x="6.471cm" svg:y="4.653cm" svg:viewBox="0 0 598 1857" draw:points="0,0 332,1416 598,1857 277,408">
          <text:p/>
        </draw:polygon>
        <draw:polygon draw:style-name="gr116" draw:text-style-name="P104" draw:layer="layout" svg:width="0.637cm" svg:height="0.979cm" svg:x="4.594cm" svg:y="6.337cm" svg:viewBox="0 0 638 980" draw:points="0,772 345,980 638,0 291,107">
          <text:p/>
        </draw:polygon>
        <draw:polygon draw:style-name="gr52" draw:text-style-name="P40" draw:layer="layout" svg:width="0.64cm" svg:height="1.893cm" svg:x="5.287cm" svg:y="6.633cm" svg:viewBox="0 0 641 1894" draw:points="0,1079 346,1894 641,969 294,0">
          <text:p/>
        </draw:polygon>
        <draw:polygon draw:style-name="gr117" draw:text-style-name="P105" draw:layer="layout" svg:width="0.642cm" svg:height="1.374cm" svg:x="4.939cm" svg:y="6.337cm" svg:viewBox="0 0 643 1375" draw:points="0,979 349,1375 643,296 293,0">
          <text:p/>
        </draw:polygon>
        <draw:polygon draw:style-name="gr118" draw:text-style-name="P106" draw:layer="layout" svg:width="0.634cm" svg:height="0.408cm" svg:x="6.113cm" svg:y="4.653cm" svg:viewBox="0 0 635 409" draw:points="0,8 359,0 635,409 284,133">
          <text:p/>
        </draw:polygon>
        <draw:polygon draw:style-name="gr119" draw:text-style-name="P107" draw:layer="layout" svg:width="0.642cm" svg:height="1.117cm" svg:x="4.885cm" svg:y="5.327cm" svg:viewBox="0 0 643 1118" draw:points="0,1118 347,1011 643,0 291,385">
          <text:p/>
        </draw:polygon>
        <draw:polygon draw:style-name="gr120" draw:text-style-name="P108" draw:layer="layout" svg:width="0.645cm" svg:height="0.452cm" svg:x="5.468cm" svg:y="4.658cm" svg:viewBox="0 0 646 453" draw:points="0,453 356,0 646,4 291,301">
          <text:p/>
        </draw:polygon>
        <draw:polygon draw:style-name="gr121" draw:text-style-name="P109" draw:layer="layout" svg:width="0.648cm" svg:height="1.054cm" svg:x="5.175cm" svg:y="4.658cm" svg:viewBox="0 0 649 1055" draw:points="0,1055 352,670 649,0 294,451">
          <text:p/>
        </draw:polygon>
        <draw:polygon draw:style-name="gr122" draw:text-style-name="P110" draw:layer="layout" svg:width="0.648cm" svg:height="2.263cm" svg:x="5.581cm" svg:y="5.338cm" svg:viewBox="0 0 649 2264" draw:points="0,1296 347,2264 649,1021 302,0">
          <text:p/>
        </draw:polygon>
        <draw:polygon draw:style-name="gr123" draw:text-style-name="P111" draw:layer="layout" svg:width="0.62cm" svg:height="1.45cm" svg:x="6.182cm" svg:y="4.619cm" svg:viewBox="0 0 621 1451" draw:points="0,0 341,1245 621,1451 289,35">
          <text:p/>
        </draw:polygon>
        <draw:polygon draw:style-name="gr124" draw:text-style-name="P112" draw:layer="layout" svg:width="0.652cm" svg:height="1.306cm" svg:x="5.23cm" svg:y="5.327cm" svg:viewBox="0 0 653 1307" draw:points="0,1011 351,1307 653,11 297,0">
          <text:p/>
        </draw:polygon>
        <draw:polygon draw:style-name="gr125" draw:text-style-name="P113" draw:layer="layout" svg:width="0.647cm" svg:height="0.042cm" svg:x="5.824cm" svg:y="4.619cm" svg:viewBox="0 0 648 43" draw:points="0,40 360,0 648,36 291,43">
          <text:p/>
        </draw:polygon>
        <draw:polygon draw:style-name="gr126" draw:text-style-name="P114" draw:layer="layout" svg:width="0.642cm" svg:height="1.74cm" svg:x="5.882cm" svg:y="4.619cm" svg:viewBox="0 0 643 1741" draw:points="0,720 347,1741 643,1245 300,0">
          <text:p/>
        </draw:polygon>
        <draw:polygon draw:style-name="gr127" draw:text-style-name="P115" draw:layer="layout" svg:width="0.656cm" svg:height="0.719cm" svg:x="5.527cm" svg:y="4.619cm" svg:viewBox="0 0 657 720" draw:points="0,710 356,720 657,0 297,39">
          <text:p/>
        </draw:polygon>
        <draw:frame draw:style-name="gr18" draw:text-style-name="P4" draw:layer="layout" svg:width="0.727cm" svg:height="0.445cm" svg:x="10.393cm" svg:y="3.515cm">
          <draw:text-box>
            <text:p text:style-name="P3"><text:span text:style-name="T1">8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cm" fo:page-height="1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2-15T20:33:58.262473900</dc:date>
    <meta:editing-duration>PT5M1S</meta:editing-duration>
    <meta:editing-cycles>3</meta:editing-cycles>
    <meta:generator>LibreOffice/25.8.3.2$Windows_X86_64 LibreOffice_project/8ca8d55c161d602844f5428fa4b58097424e324e</meta:generator>
    <meta:print-date>2025-12-15T20:31:26.129571700</meta:print-date>
    <meta:printed-by>Arquivos PDF</meta:printed-by>
    <meta:document-statistic meta:object-count="272"/>
  </office:meta>
</office:document-meta>
</file>